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F" table:style-name="ta1">
        <table:shapes>
          <draw:frame draw:z-index="0" draw:style-name="gr1" draw:text-style-name="P1" svg:width="16.001cm" svg:height="9.013cm" svg:x="0.35cm" svg:y="5.569cm">
            <draw:object draw:notify-on-update-of-ranges="BF.A1:BF.A1 BF.A2:BF.A11 BF.B1:BF.B1 BF.B2:BF.B11 BF.C1:BF.C1 BF.C2:BF.C11 BF.F1:BF.F1 BF.F2:BF.F11 BF.I1:BF.I1 BF.I2:BF.I11 BF.L1:BF.L1 BF.L2:BF.L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.001cm" svg:height="9.013cm" svg:x="17.032cm" svg:y="5.72cm">
            <draw:object draw:notify-on-update-of-ranges="BF.A2:BF.A11 BF.D1:BF.D1 BF.D2:BF.D11 BF.G1:BF.G1 BF.G2:BF.G11 BF.J1:BF.J1 BF.J2:BF.J11 BF.M1:BF.M1 BF.M2:BF.M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6.001cm" svg:height="9.013cm" svg:x="34.375cm" svg:y="6.435cm">
            <draw:object draw:notify-on-update-of-ranges="BF.A2:BF.A11 BF.E1:BF.E1 BF.E2:BF.E11 BF.H1:BF.H1 BF.H2:BF.H11 BF.K1:BF.K1 BF.K2:BF.K11 BF.N1:BF.N1 BF.N2:BF.N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2T</text:p>
          </table:table-cell>
          <table:table-cell table:style-name="ce1" office:value-type="string" calcext:value-type="string">
            <text:p>SPD2T</text:p>
          </table:table-cell>
          <table:table-cell table:style-name="ce1" office:value-type="string" calcext:value-type="string">
            <text:p>EF2T</text:p>
          </table:table-cell>
          <table:table-cell table:style-name="ce1" office:value-type="string" calcext:value-type="string">
            <text:p>4T</text:p>
          </table:table-cell>
          <table:table-cell table:style-name="ce1" office:value-type="string" calcext:value-type="string">
            <text:p>SPD4T</text:p>
          </table:table-cell>
          <table:table-cell table:style-name="ce1" office:value-type="string" calcext:value-type="string">
            <text:p>EF4T</text:p>
          </table:table-cell>
          <table:table-cell table:style-name="ce1" office:value-type="string" calcext:value-type="string">
            <text:p>8T</text:p>
          </table:table-cell>
          <table:table-cell table:style-name="ce1" office:value-type="string" calcext:value-type="string">
            <text:p>SPD8T</text:p>
          </table:table-cell>
          <table:table-cell table:style-name="ce1" office:value-type="string" calcext:value-type="string">
            <text:p>EF8T</text:p>
          </table:table-cell>
          <table:table-cell table:style-name="ce1" office:value-type="string" calcext:value-type="string">
            <text:p>16T</text:p>
          </table:table-cell>
          <table:table-cell table:style-name="ce1" office:value-type="string" calcext:value-type="string">
            <text:p>SPD16T</text:p>
          </table:table-cell>
          <table:table-cell table:style-name="ce1" office:value-type="string" calcext:value-type="string">
            <text:p>EF16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75547" calcext:value-type="float">
            <text:p>0,675547</text:p>
          </table:table-cell>
          <table:table-cell office:value-type="float" office:value="0.384397" calcext:value-type="float">
            <text:p>0,384397</text:p>
          </table:table-cell>
          <table:table-cell table:formula="of:=[.B2]/[.C2]" office:value-type="float" office:value="1.75742006311184" calcext:value-type="float">
            <text:p>1,75742006311184</text:p>
          </table:table-cell>
          <table:table-cell table:formula="of:=[.D2]/2" office:value-type="float" office:value="0.878710031555917" calcext:value-type="float">
            <text:p>0,878710031555917</text:p>
          </table:table-cell>
          <table:table-cell office:value-type="float" office:value="0.190353" calcext:value-type="float">
            <text:p>0,190353</text:p>
          </table:table-cell>
          <table:table-cell table:formula="of:=[.B2]/[.F2]" office:value-type="float" office:value="3.54891701207756" calcext:value-type="float">
            <text:p>3,54891701207756</text:p>
          </table:table-cell>
          <table:table-cell table:formula="of:=[.G2]/4" office:value-type="float" office:value="0.88722925301939" calcext:value-type="float">
            <text:p>0,88722925301939</text:p>
          </table:table-cell>
          <table:table-cell office:value-type="float" office:value="0.101036" calcext:value-type="float">
            <text:p>0,101036</text:p>
          </table:table-cell>
          <table:table-cell table:formula="of:=[.B2]/[.I2]" office:value-type="float" office:value="6.68620095807435" calcext:value-type="float">
            <text:p>6,68620095807435</text:p>
          </table:table-cell>
          <table:table-cell table:formula="of:=[.J2]/8" office:value-type="float" office:value="0.835775119759294" calcext:value-type="float">
            <text:p>0,835775119759294</text:p>
          </table:table-cell>
          <table:table-cell office:value-type="float" office:value="0.097965" calcext:value-type="float">
            <text:p>0,097965</text:p>
          </table:table-cell>
          <table:table-cell table:formula="of:=[.B2]/[.L2]" office:value-type="float" office:value="6.89579952023682" calcext:value-type="float">
            <text:p>6,89579952023682</text:p>
          </table:table-cell>
          <table:table-cell table:formula="of:=[.M2]/16" office:value-type="float" office:value="0.430987470014801" calcext:value-type="float">
            <text:p>0,4309874700148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689044" calcext:value-type="float">
            <text:p>2,689044</text:p>
          </table:table-cell>
          <table:table-cell office:value-type="float" office:value="1.528915" calcext:value-type="float">
            <text:p>1,528915</text:p>
          </table:table-cell>
          <table:table-cell table:formula="of:=[.B3]/[.C3]" office:value-type="float" office:value="1.7587923462063" calcext:value-type="float">
            <text:p>1,7587923462063</text:p>
          </table:table-cell>
          <table:table-cell table:formula="of:=[.D3]/2" office:value-type="float" office:value="0.879396173103148" calcext:value-type="float">
            <text:p>0,879396173103148</text:p>
          </table:table-cell>
          <table:table-cell office:value-type="float" office:value="0.758784" calcext:value-type="float">
            <text:p>0,758784</text:p>
          </table:table-cell>
          <table:table-cell table:formula="of:=[.B3]/[.F3]" office:value-type="float" office:value="3.54388600708502" calcext:value-type="float">
            <text:p>3,54388600708502</text:p>
          </table:table-cell>
          <table:table-cell table:formula="of:=[.G3]/4" office:value-type="float" office:value="0.885971501771255" calcext:value-type="float">
            <text:p>0,885971501771255</text:p>
          </table:table-cell>
          <table:table-cell office:value-type="float" office:value="0.40141" calcext:value-type="float">
            <text:p>0,401410</text:p>
          </table:table-cell>
          <table:table-cell table:formula="of:=[.B3]/[.I3]" office:value-type="float" office:value="6.69899603896266" calcext:value-type="float">
            <text:p>6,69899603896266</text:p>
          </table:table-cell>
          <table:table-cell table:formula="of:=[.J3]/8" office:value-type="float" office:value="0.837374504870332" calcext:value-type="float">
            <text:p>0,837374504870332</text:p>
          </table:table-cell>
          <table:table-cell office:value-type="float" office:value="0.371869" calcext:value-type="float">
            <text:p>0,371869</text:p>
          </table:table-cell>
          <table:table-cell table:formula="of:=[.B3]/[.L3]" office:value-type="float" office:value="7.23115935988211" calcext:value-type="float">
            <text:p>7,23115935988211</text:p>
          </table:table-cell>
          <table:table-cell table:formula="of:=[.M3]/16" office:value-type="float" office:value="0.451947459992632" calcext:value-type="float">
            <text:p>0,45194745999263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.06799" calcext:value-type="float">
            <text:p>6,067990</text:p>
          </table:table-cell>
          <table:table-cell office:value-type="float" office:value="3.435563" calcext:value-type="float">
            <text:p>3,435563</text:p>
          </table:table-cell>
          <table:table-cell table:formula="of:=[.B4]/[.C4]" office:value-type="float" office:value="1.76622870836599" calcext:value-type="float">
            <text:p>1,76622870836599</text:p>
          </table:table-cell>
          <table:table-cell table:formula="of:=[.D4]/2" office:value-type="float" office:value="0.883114354182997" calcext:value-type="float">
            <text:p>0,883114354182997</text:p>
          </table:table-cell>
          <table:table-cell office:value-type="float" office:value="1.706698" calcext:value-type="float">
            <text:p>1,706698</text:p>
          </table:table-cell>
          <table:table-cell table:formula="of:=[.B4]/[.F4]" office:value-type="float" office:value="3.5553976157469" calcext:value-type="float">
            <text:p>3,5553976157469</text:p>
          </table:table-cell>
          <table:table-cell table:formula="of:=[.G4]/4" office:value-type="float" office:value="0.888849403936725" calcext:value-type="float">
            <text:p>0,888849403936725</text:p>
          </table:table-cell>
          <table:table-cell office:value-type="float" office:value="0.901987" calcext:value-type="float">
            <text:p>0,901987</text:p>
          </table:table-cell>
          <table:table-cell table:formula="of:=[.B4]/[.I4]" office:value-type="float" office:value="6.72735859829465" calcext:value-type="float">
            <text:p>6,72735859829465</text:p>
          </table:table-cell>
          <table:table-cell table:formula="of:=[.J4]/8" office:value-type="float" office:value="0.840919824786832" calcext:value-type="float">
            <text:p>0,840919824786832</text:p>
          </table:table-cell>
          <table:table-cell office:value-type="float" office:value="0.83698" calcext:value-type="float">
            <text:p>0,836980</text:p>
          </table:table-cell>
          <table:table-cell table:formula="of:=[.B4]/[.L4]" office:value-type="float" office:value="7.2498626012569" calcext:value-type="float">
            <text:p>7,2498626012569</text:p>
          </table:table-cell>
          <table:table-cell table:formula="of:=[.M4]/16" office:value-type="float" office:value="0.453116412578556" calcext:value-type="float">
            <text:p>0,45311641257855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.794453" calcext:value-type="float">
            <text:p>10,794453</text:p>
          </table:table-cell>
          <table:table-cell office:value-type="float" office:value="6.104675" calcext:value-type="float">
            <text:p>6,104675</text:p>
          </table:table-cell>
          <table:table-cell table:formula="of:=[.B5]/[.C5]" office:value-type="float" office:value="1.76822730120768" calcext:value-type="float">
            <text:p>1,76822730120768</text:p>
          </table:table-cell>
          <table:table-cell table:formula="of:=[.D5]/2" office:value-type="float" office:value="0.88411365060384" calcext:value-type="float">
            <text:p>0,88411365060384</text:p>
          </table:table-cell>
          <table:table-cell office:value-type="float" office:value="3.035264" calcext:value-type="float">
            <text:p>3,035264</text:p>
          </table:table-cell>
          <table:table-cell table:formula="of:=[.B5]/[.F5]" office:value-type="float" office:value="3.55634732267111" calcext:value-type="float">
            <text:p>3,55634732267111</text:p>
          </table:table-cell>
          <table:table-cell table:formula="of:=[.G5]/4" office:value-type="float" office:value="0.889086830667777" calcext:value-type="float">
            <text:p>0,889086830667777</text:p>
          </table:table-cell>
          <table:table-cell office:value-type="float" office:value="1.601984" calcext:value-type="float">
            <text:p>1,601984</text:p>
          </table:table-cell>
          <table:table-cell table:formula="of:=[.B5]/[.I5]" office:value-type="float" office:value="6.73817778454716" calcext:value-type="float">
            <text:p>6,73817778454716</text:p>
          </table:table-cell>
          <table:table-cell table:formula="of:=[.J5]/8" office:value-type="float" office:value="0.842272223068395" calcext:value-type="float">
            <text:p>0,842272223068395</text:p>
          </table:table-cell>
          <table:table-cell office:value-type="float" office:value="1.487008" calcext:value-type="float">
            <text:p>1,487008</text:p>
          </table:table-cell>
          <table:table-cell table:formula="of:=[.B5]/[.L5]" office:value-type="float" office:value="7.25917614431126" calcext:value-type="float">
            <text:p>7,25917614431126</text:p>
          </table:table-cell>
          <table:table-cell table:formula="of:=[.M5]/16" office:value-type="float" office:value="0.453698509019454" calcext:value-type="float">
            <text:p>0,45369850901945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.02425" calcext:value-type="float">
            <text:p>17,024250</text:p>
          </table:table-cell>
          <table:table-cell office:value-type="float" office:value="9.535278" calcext:value-type="float">
            <text:p>9,535278</text:p>
          </table:table-cell>
          <table:table-cell table:formula="of:=[.B6]/[.C6]" office:value-type="float" office:value="1.78539629363717" calcext:value-type="float">
            <text:p>1,78539629363717</text:p>
          </table:table-cell>
          <table:table-cell table:formula="of:=[.D6]/2" office:value-type="float" office:value="0.892698146818582" calcext:value-type="float">
            <text:p>0,892698146818582</text:p>
          </table:table-cell>
          <table:table-cell office:value-type="float" office:value="4.747057" calcext:value-type="float">
            <text:p>4,747057</text:p>
          </table:table-cell>
          <table:table-cell table:formula="of:=[.B6]/[.F6]" office:value-type="float" office:value="3.58627461182792" calcext:value-type="float">
            <text:p>3,58627461182792</text:p>
          </table:table-cell>
          <table:table-cell table:formula="of:=[.G6]/4" office:value-type="float" office:value="0.896568652956979" calcext:value-type="float">
            <text:p>0,896568652956979</text:p>
          </table:table-cell>
          <table:table-cell office:value-type="float" office:value="2.502327" calcext:value-type="float">
            <text:p>2,502327</text:p>
          </table:table-cell>
          <table:table-cell table:formula="of:=[.B6]/[.I6]" office:value-type="float" office:value="6.80336742560025" calcext:value-type="float">
            <text:p>6,80336742560025</text:p>
          </table:table-cell>
          <table:table-cell table:formula="of:=[.J6]/8" office:value-type="float" office:value="0.850420928200031" calcext:value-type="float">
            <text:p>0,850420928200031</text:p>
          </table:table-cell>
          <table:table-cell office:value-type="float" office:value="2.324863" calcext:value-type="float">
            <text:p>2,324863</text:p>
          </table:table-cell>
          <table:table-cell table:formula="of:=[.B6]/[.L6]" office:value-type="float" office:value="7.32268955202952" calcext:value-type="float">
            <text:p>7,32268955202952</text:p>
          </table:table-cell>
          <table:table-cell table:formula="of:=[.M6]/16" office:value-type="float" office:value="0.457668097001845" calcext:value-type="float">
            <text:p>0,45766809700184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4.318298" calcext:value-type="float">
            <text:p>24,318298</text:p>
          </table:table-cell>
          <table:table-cell office:value-type="float" office:value="13.735965" calcext:value-type="float">
            <text:p>13,735965</text:p>
          </table:table-cell>
          <table:table-cell table:formula="of:=[.B7]/[.C7]" office:value-type="float" office:value="1.77041059728967" calcext:value-type="float">
            <text:p>1,77041059728967</text:p>
          </table:table-cell>
          <table:table-cell table:formula="of:=[.D7]/2" office:value-type="float" office:value="0.885205298644835" calcext:value-type="float">
            <text:p>0,885205298644835</text:p>
          </table:table-cell>
          <table:table-cell office:value-type="float" office:value="6.83719" calcext:value-type="float">
            <text:p>6,837190</text:p>
          </table:table-cell>
          <table:table-cell table:formula="of:=[.B7]/[.F7]" office:value-type="float" office:value="3.55676791196383" calcext:value-type="float">
            <text:p>3,55676791196383</text:p>
          </table:table-cell>
          <table:table-cell table:formula="of:=[.G7]/4" office:value-type="float" office:value="0.889191977990958" calcext:value-type="float">
            <text:p>0,889191977990958</text:p>
          </table:table-cell>
          <table:table-cell office:value-type="float" office:value="3.602055" calcext:value-type="float">
            <text:p>3,602055</text:p>
          </table:table-cell>
          <table:table-cell table:formula="of:=[.B7]/[.I7]" office:value-type="float" office:value="6.75122895125144" calcext:value-type="float">
            <text:p>6,75122895125144</text:p>
          </table:table-cell>
          <table:table-cell table:formula="of:=[.J7]/8" office:value-type="float" office:value="0.84390361890643" calcext:value-type="float">
            <text:p>0,84390361890643</text:p>
          </table:table-cell>
          <table:table-cell office:value-type="float" office:value="3.349808" calcext:value-type="float">
            <text:p>3,349808</text:p>
          </table:table-cell>
          <table:table-cell table:formula="of:=[.B7]/[.L7]" office:value-type="float" office:value="7.25960950597766" calcext:value-type="float">
            <text:p>7,25960950597766</text:p>
          </table:table-cell>
          <table:table-cell table:formula="of:=[.M7]/16" office:value-type="float" office:value="0.453725594123603" calcext:value-type="float">
            <text:p>0,45372559412360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3.225492" calcext:value-type="float">
            <text:p>33,225492</text:p>
          </table:table-cell>
          <table:table-cell office:value-type="float" office:value="18.698202" calcext:value-type="float">
            <text:p>18,698202</text:p>
          </table:table-cell>
          <table:table-cell table:formula="of:=[.B8]/[.C8]" office:value-type="float" office:value="1.77693512991249" calcext:value-type="float">
            <text:p>1,77693512991249</text:p>
          </table:table-cell>
          <table:table-cell table:formula="of:=[.D8]/2" office:value-type="float" office:value="0.888467564956246" calcext:value-type="float">
            <text:p>0,888467564956246</text:p>
          </table:table-cell>
          <table:table-cell office:value-type="float" office:value="9.306877" calcext:value-type="float">
            <text:p>9,306877</text:p>
          </table:table-cell>
          <table:table-cell table:formula="of:=[.B8]/[.F8]" office:value-type="float" office:value="3.56999367242094" calcext:value-type="float">
            <text:p>3,56999367242094</text:p>
          </table:table-cell>
          <table:table-cell table:formula="of:=[.G8]/4" office:value-type="float" office:value="0.892498418105236" calcext:value-type="float">
            <text:p>0,892498418105236</text:p>
          </table:table-cell>
          <table:table-cell office:value-type="float" office:value="4.903515" calcext:value-type="float">
            <text:p>4,903515</text:p>
          </table:table-cell>
          <table:table-cell table:formula="of:=[.B8]/[.I8]" office:value-type="float" office:value="6.77585201635969" calcext:value-type="float">
            <text:p>6,77585201635969</text:p>
          </table:table-cell>
          <table:table-cell table:formula="of:=[.J8]/8" office:value-type="float" office:value="0.846981502044962" calcext:value-type="float">
            <text:p>0,846981502044962</text:p>
          </table:table-cell>
          <table:table-cell office:value-type="float" office:value="4.557696" calcext:value-type="float">
            <text:p>4,557696</text:p>
          </table:table-cell>
          <table:table-cell table:formula="of:=[.B8]/[.L8]" office:value-type="float" office:value="7.2899754612857" calcext:value-type="float">
            <text:p>7,2899754612857</text:p>
          </table:table-cell>
          <table:table-cell table:formula="of:=[.M8]/16" office:value-type="float" office:value="0.455623466330356" calcext:value-type="float">
            <text:p>0,45562346633035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3.204502" calcext:value-type="float">
            <text:p>43,204502</text:p>
          </table:table-cell>
          <table:table-cell office:value-type="float" office:value="24.441053" calcext:value-type="float">
            <text:p>24,441053</text:p>
          </table:table-cell>
          <table:table-cell table:formula="of:=[.B9]/[.C9]" office:value-type="float" office:value="1.76770215260365" calcext:value-type="float">
            <text:p>1,76770215260365</text:p>
          </table:table-cell>
          <table:table-cell table:formula="of:=[.D9]/2" office:value-type="float" office:value="0.883851076301827" calcext:value-type="float">
            <text:p>0,883851076301827</text:p>
          </table:table-cell>
          <table:table-cell office:value-type="float" office:value="12.147611" calcext:value-type="float">
            <text:p>12,147611</text:p>
          </table:table-cell>
          <table:table-cell table:formula="of:=[.B9]/[.F9]" office:value-type="float" office:value="3.55662541383651" calcext:value-type="float">
            <text:p>3,55662541383651</text:p>
          </table:table-cell>
          <table:table-cell table:formula="of:=[.G9]/4" office:value-type="float" office:value="0.889156353459129" calcext:value-type="float">
            <text:p>0,889156353459129</text:p>
          </table:table-cell>
          <table:table-cell office:value-type="float" office:value="6.40499" calcext:value-type="float">
            <text:p>6,404990</text:p>
          </table:table-cell>
          <table:table-cell table:formula="of:=[.B9]/[.I9]" office:value-type="float" office:value="6.74544409905402" calcext:value-type="float">
            <text:p>6,74544409905402</text:p>
          </table:table-cell>
          <table:table-cell table:formula="of:=[.J9]/8" office:value-type="float" office:value="0.843180512381752" calcext:value-type="float">
            <text:p>0,843180512381752</text:p>
          </table:table-cell>
          <table:table-cell office:value-type="float" office:value="5.956416" calcext:value-type="float">
            <text:p>5,956416</text:p>
          </table:table-cell>
          <table:table-cell table:formula="of:=[.B9]/[.L9]" office:value-type="float" office:value="7.2534393165286" calcext:value-type="float">
            <text:p>7,2534393165286</text:p>
          </table:table-cell>
          <table:table-cell table:formula="of:=[.M9]/16" office:value-type="float" office:value="0.453339957283037" calcext:value-type="float">
            <text:p>0,45333995728303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4.661875" calcext:value-type="float">
            <text:p>54,661875</text:p>
          </table:table-cell>
          <table:table-cell office:value-type="float" office:value="30.809455" calcext:value-type="float">
            <text:p>30,809455</text:p>
          </table:table-cell>
          <table:table-cell table:formula="of:=[.B10]/[.C10]" office:value-type="float" office:value="1.77419155905225" calcext:value-type="float">
            <text:p>1,77419155905225</text:p>
          </table:table-cell>
          <table:table-cell table:formula="of:=[.D10]/2" office:value-type="float" office:value="0.887095779526123" calcext:value-type="float">
            <text:p>0,887095779526123</text:p>
          </table:table-cell>
          <table:table-cell office:value-type="float" office:value="15.372099" calcext:value-type="float">
            <text:p>15,372099</text:p>
          </table:table-cell>
          <table:table-cell table:formula="of:=[.B10]/[.F10]" office:value-type="float" office:value="3.55591484285913" calcext:value-type="float">
            <text:p>3,55591484285913</text:p>
          </table:table-cell>
          <table:table-cell table:formula="of:=[.G10]/4" office:value-type="float" office:value="0.888978710714783" calcext:value-type="float">
            <text:p>0,888978710714783</text:p>
          </table:table-cell>
          <table:table-cell office:value-type="float" office:value="8.105841" calcext:value-type="float">
            <text:p>8,105841</text:p>
          </table:table-cell>
          <table:table-cell table:formula="of:=[.B10]/[.I10]" office:value-type="float" office:value="6.74351680473377" calcext:value-type="float">
            <text:p>6,74351680473377</text:p>
          </table:table-cell>
          <table:table-cell table:formula="of:=[.J10]/8" office:value-type="float" office:value="0.842939600591721" calcext:value-type="float">
            <text:p>0,842939600591721</text:p>
          </table:table-cell>
          <table:table-cell office:value-type="float" office:value="7.551857" calcext:value-type="float">
            <text:p>7,551857</text:p>
          </table:table-cell>
          <table:table-cell table:formula="of:=[.B10]/[.L10]" office:value-type="float" office:value="7.23820313334853" calcext:value-type="float">
            <text:p>7,23820313334853</text:p>
          </table:table-cell>
          <table:table-cell table:formula="of:=[.M10]/16" office:value-type="float" office:value="0.452387695834283" calcext:value-type="float">
            <text:p>0,45238769583428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7.487661" calcext:value-type="float">
            <text:p>67,487661</text:p>
          </table:table-cell>
          <table:table-cell office:value-type="float" office:value="37.998588" calcext:value-type="float">
            <text:p>37,998588</text:p>
          </table:table-cell>
          <table:table-cell table:formula="of:=[.B11]/[.C11]" office:value-type="float" office:value="1.77605707348915" calcext:value-type="float">
            <text:p>1,77605707348915</text:p>
          </table:table-cell>
          <table:table-cell table:formula="of:=[.D11]/2" office:value-type="float" office:value="0.888028536744576" calcext:value-type="float">
            <text:p>0,888028536744576</text:p>
          </table:table-cell>
          <table:table-cell office:value-type="float" office:value="18.997494" calcext:value-type="float">
            <text:p>18,997494</text:p>
          </table:table-cell>
          <table:table-cell table:formula="of:=[.B11]/[.F11]" office:value-type="float" office:value="3.55245070744594" calcext:value-type="float">
            <text:p>3,55245070744594</text:p>
          </table:table-cell>
          <table:table-cell table:formula="of:=[.G11]/4" office:value-type="float" office:value="0.888112676861485" calcext:value-type="float">
            <text:p>0,888112676861485</text:p>
          </table:table-cell>
          <table:table-cell office:value-type="float" office:value="10.006551" calcext:value-type="float">
            <text:p>10,006551</text:p>
          </table:table-cell>
          <table:table-cell table:formula="of:=[.B11]/[.I11]" office:value-type="float" office:value="6.74434787770532" calcext:value-type="float">
            <text:p>6,74434787770532</text:p>
          </table:table-cell>
          <table:table-cell table:formula="of:=[.J11]/8" office:value-type="float" office:value="0.843043484713165" calcext:value-type="float">
            <text:p>0,843043484713165</text:p>
          </table:table-cell>
          <table:table-cell office:value-type="float" office:value="9.325171" calcext:value-type="float">
            <text:p>9,325171</text:p>
          </table:table-cell>
          <table:table-cell table:formula="of:=[.B11]/[.L11]" office:value-type="float" office:value="7.23714996754483" calcext:value-type="float">
            <text:p>7,23714996754483</text:p>
          </table:table-cell>
          <table:table-cell table:formula="of:=[.M11]/16" office:value-type="float" office:value="0.452321872971552" calcext:value-type="float">
            <text:p>0,452321872971552</text:p>
          </table:table-cell>
        </table:table-row>
      </table:table>
      <table:table table:name="DC" table:style-name="ta1">
        <table:shapes>
          <draw:frame draw:z-index="0" draw:style-name="gr1" draw:text-style-name="P1" svg:width="16cm" svg:height="9.013cm" svg:x="0.156cm" svg:y="5.174cm">
            <draw:object draw:notify-on-update-of-ranges="DC.A1:DC.A1 DC.A2:DC.A11 DC.B1:DC.B1 DC.B2:DC.B11 DC.C1:DC.C1 DC.C2:DC.C11 DC.F1:DC.F1 DC.F2:DC.F11 DC.I1:DC.I1 DC.I2:DC.I11 DC.L1:DC.L1 DC.L2:DC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9.012cm" svg:x="16.546cm" svg:y="5.664cm">
            <draw:object draw:notify-on-update-of-ranges="DC.A2:DC.A11 DC.D1:DC.D1 DC.D2:DC.D11 DC.G1:DC.G1 DC.G2:DC.G11 DC.J1:DC.J1 DC.J2:DC.J11 DC.M1:DC.M1 DC.M2:DC.M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cm" svg:height="9.013cm" svg:x="33.772cm" svg:y="5.362cm">
            <draw:object draw:notify-on-update-of-ranges="DC.A2:DC.A11 DC.E1:DC.E1 DC.E2:DC.E11 DC.H1:DC.H1 DC.H2:DC.H11 DC.K1:DC.K1 DC.K2:DC.K11 DC.N1:DC.N1 DC.N2:DC.N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2T</text:p>
          </table:table-cell>
          <table:table-cell table:style-name="ce1" office:value-type="string" calcext:value-type="string">
            <text:p>SPD2T</text:p>
          </table:table-cell>
          <table:table-cell table:style-name="ce1" office:value-type="string" calcext:value-type="string">
            <text:p>EF2T</text:p>
          </table:table-cell>
          <table:table-cell table:style-name="ce1" office:value-type="string" calcext:value-type="string">
            <text:p>4T</text:p>
          </table:table-cell>
          <table:table-cell table:style-name="ce1" office:value-type="string" calcext:value-type="string">
            <text:p>SPD4T</text:p>
          </table:table-cell>
          <table:table-cell table:style-name="ce1" office:value-type="string" calcext:value-type="string">
            <text:p>EF4T</text:p>
          </table:table-cell>
          <table:table-cell table:style-name="ce1" office:value-type="string" calcext:value-type="string">
            <text:p>8T</text:p>
          </table:table-cell>
          <table:table-cell table:style-name="ce1" office:value-type="string" calcext:value-type="string">
            <text:p>SPD8T</text:p>
          </table:table-cell>
          <table:table-cell table:style-name="ce1" office:value-type="string" calcext:value-type="string">
            <text:p>EF8T</text:p>
          </table:table-cell>
          <table:table-cell table:style-name="ce1" office:value-type="string" calcext:value-type="string">
            <text:p>16T</text:p>
          </table:table-cell>
          <table:table-cell table:style-name="ce1" office:value-type="string" calcext:value-type="string">
            <text:p>SPD16T</text:p>
          </table:table-cell>
          <table:table-cell table:style-name="ce1" office:value-type="string" calcext:value-type="string">
            <text:p>EF16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200171" calcext:value-type="float">
            <text:p>2,200171</text:p>
          </table:table-cell>
          <table:table-cell office:value-type="float" office:value="1.144574" calcext:value-type="float">
            <text:p>1,144574</text:p>
          </table:table-cell>
          <table:table-cell table:formula="of:=[.B2]/[.C2]" office:value-type="float" office:value="1.92226190705013" calcext:value-type="float">
            <text:p>1,92226190705013</text:p>
          </table:table-cell>
          <table:table-cell table:formula="of:=[.D2]/2" office:value-type="float" office:value="0.961130953525067" calcext:value-type="float">
            <text:p>0,961130953525067</text:p>
          </table:table-cell>
          <table:table-cell office:value-type="float" office:value="1.136624" calcext:value-type="float">
            <text:p>1,136624</text:p>
          </table:table-cell>
          <table:table-cell table:formula="of:=[.B2]/[.F2]" office:value-type="float" office:value="1.93570697081885" calcext:value-type="float">
            <text:p>1,93570697081885</text:p>
          </table:table-cell>
          <table:table-cell table:formula="of:=[.G2]/4" office:value-type="float" office:value="0.483926742704711" calcext:value-type="float">
            <text:p>0,483926742704711</text:p>
          </table:table-cell>
          <table:table-cell office:value-type="float" office:value="1.144681" calcext:value-type="float">
            <text:p>1,144681</text:p>
          </table:table-cell>
          <table:table-cell table:formula="of:=[.B2]/[.I2]" office:value-type="float" office:value="1.92208222203391" calcext:value-type="float">
            <text:p>1,92208222203391</text:p>
          </table:table-cell>
          <table:table-cell table:formula="of:=[.J2]/8" office:value-type="float" office:value="0.240260277754239" calcext:value-type="float">
            <text:p>0,240260277754239</text:p>
          </table:table-cell>
          <table:table-cell office:value-type="float" office:value="1.144863" calcext:value-type="float">
            <text:p>1,144863</text:p>
          </table:table-cell>
          <table:table-cell table:formula="of:=[.B2]/[.L2]" office:value-type="float" office:value="1.92177666672781" calcext:value-type="float">
            <text:p>1,92177666672781</text:p>
          </table:table-cell>
          <table:table-cell table:formula="of:=[.M2]/16" office:value-type="float" office:value="0.120111041670488" calcext:value-type="float">
            <text:p>0,1201110416704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337702" calcext:value-type="float">
            <text:p>4,337702</text:p>
          </table:table-cell>
          <table:table-cell office:value-type="float" office:value="2.247138" calcext:value-type="float">
            <text:p>2,247138</text:p>
          </table:table-cell>
          <table:table-cell table:formula="of:=[.B3]/[.C3]" office:value-type="float" office:value="1.93032292631783" calcext:value-type="float">
            <text:p>1,93032292631783</text:p>
          </table:table-cell>
          <table:table-cell table:formula="of:=[.D3]/2" office:value-type="float" office:value="0.965161463158916" calcext:value-type="float">
            <text:p>0,965161463158916</text:p>
          </table:table-cell>
          <table:table-cell office:value-type="float" office:value="2.278181" calcext:value-type="float">
            <text:p>2,278181</text:p>
          </table:table-cell>
          <table:table-cell table:formula="of:=[.B3]/[.F3]" office:value-type="float" office:value="1.90401991764482" calcext:value-type="float">
            <text:p>1,90401991764482</text:p>
          </table:table-cell>
          <table:table-cell table:formula="of:=[.G3]/4" office:value-type="float" office:value="0.476004979411206" calcext:value-type="float">
            <text:p>0,476004979411206</text:p>
          </table:table-cell>
          <table:table-cell office:value-type="float" office:value="2.258998" calcext:value-type="float">
            <text:p>2,258998</text:p>
          </table:table-cell>
          <table:table-cell table:formula="of:=[.B3]/[.I3]" office:value-type="float" office:value="1.92018850835636" calcext:value-type="float">
            <text:p>1,92018850835636</text:p>
          </table:table-cell>
          <table:table-cell table:formula="of:=[.J3]/8" office:value-type="float" office:value="0.240023563544545" calcext:value-type="float">
            <text:p>0,240023563544545</text:p>
          </table:table-cell>
          <table:table-cell office:value-type="float" office:value="2.260281" calcext:value-type="float">
            <text:p>2,260281</text:p>
          </table:table-cell>
          <table:table-cell table:formula="of:=[.B3]/[.L3]" office:value-type="float" office:value="1.91909855456025" calcext:value-type="float">
            <text:p>1,91909855456025</text:p>
          </table:table-cell>
          <table:table-cell table:formula="of:=[.M3]/16" office:value-type="float" office:value="0.119943659660016" calcext:value-type="float">
            <text:p>0,11994365966001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.162184" calcext:value-type="float">
            <text:p>7,162184</text:p>
          </table:table-cell>
          <table:table-cell office:value-type="float" office:value="3.680816" calcext:value-type="float">
            <text:p>3,680816</text:p>
          </table:table-cell>
          <table:table-cell table:formula="of:=[.B4]/[.C4]" office:value-type="float" office:value="1.94581418902765" calcext:value-type="float">
            <text:p>1,94581418902765</text:p>
          </table:table-cell>
          <table:table-cell table:formula="of:=[.D4]/2" office:value-type="float" office:value="0.972907094513825" calcext:value-type="float">
            <text:p>0,972907094513825</text:p>
          </table:table-cell>
          <table:table-cell office:value-type="float" office:value="3.663864" calcext:value-type="float">
            <text:p>3,663864</text:p>
          </table:table-cell>
          <table:table-cell table:formula="of:=[.B4]/[.F4]" office:value-type="float" office:value="1.95481710019804" calcext:value-type="float">
            <text:p>1,95481710019804</text:p>
          </table:table-cell>
          <table:table-cell table:formula="of:=[.G4]/4" office:value-type="float" office:value="0.488704275049511" calcext:value-type="float">
            <text:p>0,488704275049511</text:p>
          </table:table-cell>
          <table:table-cell office:value-type="float" office:value="3.66154" calcext:value-type="float">
            <text:p>3,661540</text:p>
          </table:table-cell>
          <table:table-cell table:formula="of:=[.B4]/[.I4]" office:value-type="float" office:value="1.95605783358915" calcext:value-type="float">
            <text:p>1,95605783358915</text:p>
          </table:table-cell>
          <table:table-cell table:formula="of:=[.J4]/8" office:value-type="float" office:value="0.244507229198643" calcext:value-type="float">
            <text:p>0,244507229198643</text:p>
          </table:table-cell>
          <table:table-cell office:value-type="float" office:value="3.719646" calcext:value-type="float">
            <text:p>3,719646</text:p>
          </table:table-cell>
          <table:table-cell table:formula="of:=[.B4]/[.L4]" office:value-type="float" office:value="1.92550151277837" calcext:value-type="float">
            <text:p>1,92550151277837</text:p>
          </table:table-cell>
          <table:table-cell table:formula="of:=[.M4]/16" office:value-type="float" office:value="0.120343844548648" calcext:value-type="float">
            <text:p>0,12034384454864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.606602" calcext:value-type="float">
            <text:p>8,606602</text:p>
          </table:table-cell>
          <table:table-cell office:value-type="float" office:value="4.435795" calcext:value-type="float">
            <text:p>4,435795</text:p>
          </table:table-cell>
          <table:table-cell table:formula="of:=[.B5]/[.C5]" office:value-type="float" office:value="1.94026144129745" calcext:value-type="float">
            <text:p>1,94026144129745</text:p>
          </table:table-cell>
          <table:table-cell table:formula="of:=[.D5]/2" office:value-type="float" office:value="0.970130720648723" calcext:value-type="float">
            <text:p>0,970130720648723</text:p>
          </table:table-cell>
          <table:table-cell office:value-type="float" office:value="4.435622" calcext:value-type="float">
            <text:p>4,435622</text:p>
          </table:table-cell>
          <table:table-cell table:formula="of:=[.B5]/[.F5]" office:value-type="float" office:value="1.9403371161925" calcext:value-type="float">
            <text:p>1,9403371161925</text:p>
          </table:table-cell>
          <table:table-cell table:formula="of:=[.G5]/4" office:value-type="float" office:value="0.485084279048124" calcext:value-type="float">
            <text:p>0,485084279048124</text:p>
          </table:table-cell>
          <table:table-cell office:value-type="float" office:value="4.433139" calcext:value-type="float">
            <text:p>4,433139</text:p>
          </table:table-cell>
          <table:table-cell table:formula="of:=[.B5]/[.I5]" office:value-type="float" office:value="1.94142389850623" calcext:value-type="float">
            <text:p>1,94142389850623</text:p>
          </table:table-cell>
          <table:table-cell table:formula="of:=[.J5]/8" office:value-type="float" office:value="0.242677987313278" calcext:value-type="float">
            <text:p>0,242677987313278</text:p>
          </table:table-cell>
          <table:table-cell office:value-type="float" office:value="4.46104" calcext:value-type="float">
            <text:p>4,461040</text:p>
          </table:table-cell>
          <table:table-cell table:formula="of:=[.B5]/[.L5]" office:value-type="float" office:value="1.92928151283109" calcext:value-type="float">
            <text:p>1,92928151283109</text:p>
          </table:table-cell>
          <table:table-cell table:formula="of:=[.M5]/16" office:value-type="float" office:value="0.120580094551943" calcext:value-type="float">
            <text:p>0,12058009455194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.25647" calcext:value-type="float">
            <text:p>11,256470</text:p>
          </table:table-cell>
          <table:table-cell office:value-type="float" office:value="5.806876" calcext:value-type="float">
            <text:p>5,806876</text:p>
          </table:table-cell>
          <table:table-cell table:formula="of:=[.B6]/[.C6]" office:value-type="float" office:value="1.93847259696952" calcext:value-type="float">
            <text:p>1,93847259696952</text:p>
          </table:table-cell>
          <table:table-cell table:formula="of:=[.D6]/2" office:value-type="float" office:value="0.969236298484762" calcext:value-type="float">
            <text:p>0,969236298484762</text:p>
          </table:table-cell>
          <table:table-cell office:value-type="float" office:value="5.763331" calcext:value-type="float">
            <text:p>5,763331</text:p>
          </table:table-cell>
          <table:table-cell table:formula="of:=[.B6]/[.F6]" office:value-type="float" office:value="1.95311877801223" calcext:value-type="float">
            <text:p>1,95311877801223</text:p>
          </table:table-cell>
          <table:table-cell table:formula="of:=[.G6]/4" office:value-type="float" office:value="0.488279694503057" calcext:value-type="float">
            <text:p>0,488279694503057</text:p>
          </table:table-cell>
          <table:table-cell office:value-type="float" office:value="5.76758" calcext:value-type="float">
            <text:p>5,767580</text:p>
          </table:table-cell>
          <table:table-cell table:formula="of:=[.B6]/[.I6]" office:value-type="float" office:value="1.95167990734416" calcext:value-type="float">
            <text:p>1,95167990734416</text:p>
          </table:table-cell>
          <table:table-cell table:formula="of:=[.J6]/8" office:value-type="float" office:value="0.243959988418019" calcext:value-type="float">
            <text:p>0,243959988418019</text:p>
          </table:table-cell>
          <table:table-cell office:value-type="float" office:value="5.786982" calcext:value-type="float">
            <text:p>5,786982</text:p>
          </table:table-cell>
          <table:table-cell table:formula="of:=[.B6]/[.L6]" office:value-type="float" office:value="1.94513651502631" calcext:value-type="float">
            <text:p>1,94513651502631</text:p>
          </table:table-cell>
          <table:table-cell table:formula="of:=[.M6]/16" office:value-type="float" office:value="0.121571032189145" calcext:value-type="float">
            <text:p>0,12157103218914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4.294203" calcext:value-type="float">
            <text:p>14,294203</text:p>
          </table:table-cell>
          <table:table-cell office:value-type="float" office:value="7.346323" calcext:value-type="float">
            <text:p>7,346323</text:p>
          </table:table-cell>
          <table:table-cell table:formula="of:=[.B7]/[.C7]" office:value-type="float" office:value="1.94576293473619" calcext:value-type="float">
            <text:p>1,94576293473619</text:p>
          </table:table-cell>
          <table:table-cell table:formula="of:=[.D7]/2" office:value-type="float" office:value="0.972881467368097" calcext:value-type="float">
            <text:p>0,972881467368097</text:p>
          </table:table-cell>
          <table:table-cell office:value-type="float" office:value="7.350694" calcext:value-type="float">
            <text:p>7,350694</text:p>
          </table:table-cell>
          <table:table-cell table:formula="of:=[.B7]/[.F7]" office:value-type="float" office:value="1.94460591068" calcext:value-type="float">
            <text:p>1,94460591068</text:p>
          </table:table-cell>
          <table:table-cell table:formula="of:=[.G7]/4" office:value-type="float" office:value="0.48615147767" calcext:value-type="float">
            <text:p>0,48615147767</text:p>
          </table:table-cell>
          <table:table-cell office:value-type="float" office:value="7.299891" calcext:value-type="float">
            <text:p>7,299891</text:p>
          </table:table-cell>
          <table:table-cell table:formula="of:=[.B7]/[.I7]" office:value-type="float" office:value="1.95813923796944" calcext:value-type="float">
            <text:p>1,95813923796944</text:p>
          </table:table-cell>
          <table:table-cell table:formula="of:=[.J7]/8" office:value-type="float" office:value="0.24476740474618" calcext:value-type="float">
            <text:p>0,24476740474618</text:p>
          </table:table-cell>
          <table:table-cell office:value-type="float" office:value="7.311378" calcext:value-type="float">
            <text:p>7,311378</text:p>
          </table:table-cell>
          <table:table-cell table:formula="of:=[.B7]/[.L7]" office:value-type="float" office:value="1.95506278023103" calcext:value-type="float">
            <text:p>1,95506278023103</text:p>
          </table:table-cell>
          <table:table-cell table:formula="of:=[.M7]/16" office:value-type="float" office:value="0.122191423764439" calcext:value-type="float">
            <text:p>0,12219142376443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4.901796" calcext:value-type="float">
            <text:p>14,901796</text:p>
          </table:table-cell>
          <table:table-cell office:value-type="float" office:value="7.691728" calcext:value-type="float">
            <text:p>7,691728</text:p>
          </table:table-cell>
          <table:table-cell table:formula="of:=[.B8]/[.C8]" office:value-type="float" office:value="1.93737948091768" calcext:value-type="float">
            <text:p>1,93737948091768</text:p>
          </table:table-cell>
          <table:table-cell table:formula="of:=[.D8]/2" office:value-type="float" office:value="0.968689740458841" calcext:value-type="float">
            <text:p>0,968689740458841</text:p>
          </table:table-cell>
          <table:table-cell office:value-type="float" office:value="7.614044" calcext:value-type="float">
            <text:p>7,614044</text:p>
          </table:table-cell>
          <table:table-cell table:formula="of:=[.B8]/[.F8]" office:value-type="float" office:value="1.95714603172769" calcext:value-type="float">
            <text:p>1,95714603172769</text:p>
          </table:table-cell>
          <table:table-cell table:formula="of:=[.G8]/4" office:value-type="float" office:value="0.489286507931922" calcext:value-type="float">
            <text:p>0,489286507931922</text:p>
          </table:table-cell>
          <table:table-cell office:value-type="float" office:value="7.729984" calcext:value-type="float">
            <text:p>7,729984</text:p>
          </table:table-cell>
          <table:table-cell table:formula="of:=[.B8]/[.I8]" office:value-type="float" office:value="1.92779131237529" calcext:value-type="float">
            <text:p>1,92779131237529</text:p>
          </table:table-cell>
          <table:table-cell table:formula="of:=[.J8]/8" office:value-type="float" office:value="0.240973914046911" calcext:value-type="float">
            <text:p>0,240973914046911</text:p>
          </table:table-cell>
          <table:table-cell office:value-type="float" office:value="7.628629" calcext:value-type="float">
            <text:p>7,628629</text:p>
          </table:table-cell>
          <table:table-cell table:formula="of:=[.B8]/[.L8]" office:value-type="float" office:value="1.95340420932778" calcext:value-type="float">
            <text:p>1,95340420932778</text:p>
          </table:table-cell>
          <table:table-cell table:formula="of:=[.M8]/16" office:value-type="float" office:value="0.122087763082986" calcext:value-type="float">
            <text:p>0,12208776308298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7.181436" calcext:value-type="float">
            <text:p>17,181436</text:p>
          </table:table-cell>
          <table:table-cell office:value-type="float" office:value="8.866012" calcext:value-type="float">
            <text:p>8,866012</text:p>
          </table:table-cell>
          <table:table-cell table:formula="of:=[.B9]/[.C9]" office:value-type="float" office:value="1.93789902382266" calcext:value-type="float">
            <text:p>1,93789902382266</text:p>
          </table:table-cell>
          <table:table-cell table:formula="of:=[.D9]/2" office:value-type="float" office:value="0.968949511911331" calcext:value-type="float">
            <text:p>0,968949511911331</text:p>
          </table:table-cell>
          <table:table-cell office:value-type="float" office:value="8.781855" calcext:value-type="float">
            <text:p>8,781855</text:p>
          </table:table-cell>
          <table:table-cell table:formula="of:=[.B9]/[.F9]" office:value-type="float" office:value="1.95647001687001" calcext:value-type="float">
            <text:p>1,95647001687001</text:p>
          </table:table-cell>
          <table:table-cell table:formula="of:=[.G9]/4" office:value-type="float" office:value="0.489117504217503" calcext:value-type="float">
            <text:p>0,489117504217503</text:p>
          </table:table-cell>
          <table:table-cell office:value-type="float" office:value="8.93629" calcext:value-type="float">
            <text:p>8,936290</text:p>
          </table:table-cell>
          <table:table-cell table:formula="of:=[.B9]/[.I9]" office:value-type="float" office:value="1.92265873197938" calcext:value-type="float">
            <text:p>1,92265873197938</text:p>
          </table:table-cell>
          <table:table-cell table:formula="of:=[.J9]/8" office:value-type="float" office:value="0.240332341497422" calcext:value-type="float">
            <text:p>0,240332341497422</text:p>
          </table:table-cell>
          <table:table-cell office:value-type="float" office:value="8.818819" calcext:value-type="float">
            <text:p>8,818819</text:p>
          </table:table-cell>
          <table:table-cell table:formula="of:=[.B9]/[.L9]" office:value-type="float" office:value="1.94826949050661" calcext:value-type="float">
            <text:p>1,94826949050661</text:p>
          </table:table-cell>
          <table:table-cell table:formula="of:=[.M9]/16" office:value-type="float" office:value="0.121766843156663" calcext:value-type="float">
            <text:p>0,12176684315666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9.758682" calcext:value-type="float">
            <text:p>19,758682</text:p>
          </table:table-cell>
          <table:table-cell office:value-type="float" office:value="10.175341" calcext:value-type="float">
            <text:p>10,175341</text:p>
          </table:table-cell>
          <table:table-cell table:formula="of:=[.B10]/[.C10]" office:value-type="float" office:value="1.94182013162999" calcext:value-type="float">
            <text:p>1,94182013162999</text:p>
          </table:table-cell>
          <table:table-cell table:formula="of:=[.D10]/2" office:value-type="float" office:value="0.970910065814993" calcext:value-type="float">
            <text:p>0,970910065814993</text:p>
          </table:table-cell>
          <table:table-cell office:value-type="float" office:value="10.095254" calcext:value-type="float">
            <text:p>10,095254</text:p>
          </table:table-cell>
          <table:table-cell table:formula="of:=[.B10]/[.F10]" office:value-type="float" office:value="1.95722485040991" calcext:value-type="float">
            <text:p>1,95722485040991</text:p>
          </table:table-cell>
          <table:table-cell table:formula="of:=[.G10]/4" office:value-type="float" office:value="0.489306212602476" calcext:value-type="float">
            <text:p>0,489306212602476</text:p>
          </table:table-cell>
          <table:table-cell office:value-type="float" office:value="10.100847" calcext:value-type="float">
            <text:p>10,100847</text:p>
          </table:table-cell>
          <table:table-cell table:formula="of:=[.B10]/[.I10]" office:value-type="float" office:value="1.9561411038104" calcext:value-type="float">
            <text:p>1,9561411038104</text:p>
          </table:table-cell>
          <table:table-cell table:formula="of:=[.J10]/8" office:value-type="float" office:value="0.2445176379763" calcext:value-type="float">
            <text:p>0,2445176379763</text:p>
          </table:table-cell>
          <table:table-cell office:value-type="float" office:value="10.179056" calcext:value-type="float">
            <text:p>10,179056</text:p>
          </table:table-cell>
          <table:table-cell table:formula="of:=[.B10]/[.L10]" office:value-type="float" office:value="1.94111143508789" calcext:value-type="float">
            <text:p>1,94111143508789</text:p>
          </table:table-cell>
          <table:table-cell table:formula="of:=[.M10]/16" office:value-type="float" office:value="0.121319464692993" calcext:value-type="float">
            <text:p>0,1213194646929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.496107" calcext:value-type="float">
            <text:p>22,496107</text:p>
          </table:table-cell>
          <table:table-cell office:value-type="float" office:value="11.588378" calcext:value-type="float">
            <text:p>11,588378</text:p>
          </table:table-cell>
          <table:table-cell table:formula="of:=[.B11]/[.C11]" office:value-type="float" office:value="1.94126451518927" calcext:value-type="float">
            <text:p>1,94126451518927</text:p>
          </table:table-cell>
          <table:table-cell table:formula="of:=[.D11]/2" office:value-type="float" office:value="0.970632257594635" calcext:value-type="float">
            <text:p>0,970632257594635</text:p>
          </table:table-cell>
          <table:table-cell office:value-type="float" office:value="11.550708" calcext:value-type="float">
            <text:p>11,550708</text:p>
          </table:table-cell>
          <table:table-cell table:formula="of:=[.B11]/[.F11]" office:value-type="float" office:value="1.94759550669968" calcext:value-type="float">
            <text:p>1,94759550669968</text:p>
          </table:table-cell>
          <table:table-cell table:formula="of:=[.G11]/4" office:value-type="float" office:value="0.486898876674919" calcext:value-type="float">
            <text:p>0,486898876674919</text:p>
          </table:table-cell>
          <table:table-cell office:value-type="float" office:value="11.47032" calcext:value-type="float">
            <text:p>11,470320</text:p>
          </table:table-cell>
          <table:table-cell table:formula="of:=[.B11]/[.I11]" office:value-type="float" office:value="1.96124493475335" calcext:value-type="float">
            <text:p>1,96124493475335</text:p>
          </table:table-cell>
          <table:table-cell table:formula="of:=[.J11]/8" office:value-type="float" office:value="0.245155616844168" calcext:value-type="float">
            <text:p>0,245155616844168</text:p>
          </table:table-cell>
          <table:table-cell office:value-type="float" office:value="11.587056" calcext:value-type="float">
            <text:p>11,587056</text:p>
          </table:table-cell>
          <table:table-cell table:formula="of:=[.B11]/[.L11]" office:value-type="float" office:value="1.94148599954984" calcext:value-type="float">
            <text:p>1,94148599954984</text:p>
          </table:table-cell>
          <table:table-cell table:formula="of:=[.M11]/16" office:value-type="float" office:value="0.121342874971865" calcext:value-type="float">
            <text:p>0,121342874971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02:15:52.4929791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20:26:17.178505046</meta:creation-date>
    <dc:date>2020-10-15T02:47:59.460827137</dc:date>
    <meta:editing-duration>PT15M41S</meta:editing-duration>
    <meta:editing-cycles>5</meta:editing-cycles>
    <meta:generator>LibreOffice/6.4.6.2$Linux_X86_64 LibreOffice_project/40$Build-2</meta:generator>
    <meta:document-statistic meta:table-count="2" meta:cell-count="30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line" chart:style-name="ch1">
        <chart:title svg:x="5.364cm" svg:y="0.316cm" chart:style-name="ch2">
          <text:p>Tempo de Execução - DC</text:p>
        </chart:title>
        <chart:legend chart:legend-position="end" svg:x="13.916cm" svg:y="3.212cm" style:legend-expansion="high" chart:style-name="ch3"/>
        <chart:plot-area chart:style-name="ch4" table:cell-range-address="DC.A1:DC.C11 DC.F1:DC.F11 DC.I1:DC.I11 DC.L1:DC.L11" chart:data-source-has-labels="both" svg:x="1.331cm" svg:y="1.275cm" svg:width="12.265cm" svg:height="6.578cm">
          <chartooo:coordinate-region svg:x="3.17cm" svg:y="1.474cm" svg:width="9.869cm" svg:height="5.732cm"/>
          <chart:axis chart:dimension="x" chart:name="primary-x" chart:style-name="ch5" chartooo:axis-type="auto">
            <chartooo:date-scale/>
            <chart:title svg:x="7.313cm" svg:y="8.033cm" chart:style-name="ch6">
              <text:p>n</text:p>
            </chart:title>
            <chart:categories table:cell-range-address="DC.A2:DC.A11"/>
          </chart:axis>
          <chart:axis chart:dimension="y" chart:name="primary-y" chart:style-name="ch7">
            <chart:title svg:x="0.451cm" svg:y="4.846cm" chart:style-name="ch8">
              <text:p>t(s)</text:p>
            </chart:title>
            <chart:grid chart:style-name="ch9" chart:class="major"/>
          </chart:axis>
          <chart:series chart:style-name="ch10" chart:values-cell-range-address="DC.B2:DC.B11" chart:label-cell-address="DC.B1:DC.B1" chart:class="chart:line">
            <chart:data-point chart:repeated="10"/>
          </chart:series>
          <chart:series chart:style-name="ch11" chart:values-cell-range-address="DC.C2:DC.C11" chart:label-cell-address="DC.C1:DC.C1" chart:class="chart:line">
            <chart:data-point chart:repeated="10"/>
          </chart:series>
          <chart:series chart:style-name="ch12" chart:values-cell-range-address="DC.F2:DC.F11" chart:label-cell-address="DC.F1:DC.F1" chart:class="chart:line">
            <chart:data-point chart:repeated="10"/>
          </chart:series>
          <chart:series chart:style-name="ch13" chart:values-cell-range-address="DC.I2:DC.I11" chart:label-cell-address="DC.I1:DC.I1" chart:class="chart:line">
            <chart:data-point chart:repeated="10"/>
          </chart:series>
          <chart:series chart:style-name="ch14" chart:values-cell-range-address="DC.L2:DC.L11" chart:label-cell-address="DC.L1:DC.L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DC.B1:DC.B1</svg:desc>
                </draw:g>
              </table:table-cell>
              <table:table-cell office:value-type="string">
                <text:p>2T</text:p>
                <draw:g>
                  <svg:desc>DC.C1:DC.C1</svg:desc>
                </draw:g>
              </table:table-cell>
              <table:table-cell office:value-type="string">
                <text:p>4T</text:p>
                <draw:g>
                  <svg:desc>DC.F1:DC.F1</svg:desc>
                </draw:g>
              </table:table-cell>
              <table:table-cell office:value-type="string">
                <text:p>8T</text:p>
                <draw:g>
                  <svg:desc>DC.I1:DC.I1</svg:desc>
                </draw:g>
              </table:table-cell>
              <table:table-cell office:value-type="string">
                <text:p>16T</text:p>
                <draw:g>
                  <svg:desc>DC.L1:DC.L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C.A2:DC.A11</svg:desc>
                </draw:g>
              </table:table-cell>
              <table:table-cell office:value-type="float" office:value="2.200171">
                <text:p>2.200171</text:p>
                <draw:g>
                  <svg:desc>DC.B2:DC.B11</svg:desc>
                </draw:g>
              </table:table-cell>
              <table:table-cell office:value-type="float" office:value="1.144574">
                <text:p>1.144574</text:p>
                <draw:g>
                  <svg:desc>DC.C2:DC.C11</svg:desc>
                </draw:g>
              </table:table-cell>
              <table:table-cell office:value-type="float" office:value="1.136624">
                <text:p>1.136624</text:p>
                <draw:g>
                  <svg:desc>DC.F2:DC.F11</svg:desc>
                </draw:g>
              </table:table-cell>
              <table:table-cell office:value-type="float" office:value="1.144681">
                <text:p>1.144681</text:p>
                <draw:g>
                  <svg:desc>DC.I2:DC.I11</svg:desc>
                </draw:g>
              </table:table-cell>
              <table:table-cell office:value-type="float" office:value="1.144863">
                <text:p>1.144863</text:p>
                <draw:g>
                  <svg:desc>DC.L2:DC.L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.337702">
                <text:p>4.337702</text:p>
              </table:table-cell>
              <table:table-cell office:value-type="float" office:value="2.247138">
                <text:p>2.247138</text:p>
              </table:table-cell>
              <table:table-cell office:value-type="float" office:value="2.278181">
                <text:p>2.278181</text:p>
              </table:table-cell>
              <table:table-cell office:value-type="float" office:value="2.258998">
                <text:p>2.258998</text:p>
              </table:table-cell>
              <table:table-cell office:value-type="float" office:value="2.260281">
                <text:p>2.26028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.162184">
                <text:p>7.162184</text:p>
              </table:table-cell>
              <table:table-cell office:value-type="float" office:value="3.680816">
                <text:p>3.680816</text:p>
              </table:table-cell>
              <table:table-cell office:value-type="float" office:value="3.663864">
                <text:p>3.663864</text:p>
              </table:table-cell>
              <table:table-cell office:value-type="float" office:value="3.66154">
                <text:p>3.66154</text:p>
              </table:table-cell>
              <table:table-cell office:value-type="float" office:value="3.719646">
                <text:p>3.71964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.606602">
                <text:p>8.606602</text:p>
              </table:table-cell>
              <table:table-cell office:value-type="float" office:value="4.435795">
                <text:p>4.435795</text:p>
              </table:table-cell>
              <table:table-cell office:value-type="float" office:value="4.435622">
                <text:p>4.435622</text:p>
              </table:table-cell>
              <table:table-cell office:value-type="float" office:value="4.433139">
                <text:p>4.433139</text:p>
              </table:table-cell>
              <table:table-cell office:value-type="float" office:value="4.46104">
                <text:p>4.4610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.25647">
                <text:p>11.25647</text:p>
              </table:table-cell>
              <table:table-cell office:value-type="float" office:value="5.806876">
                <text:p>5.806876</text:p>
              </table:table-cell>
              <table:table-cell office:value-type="float" office:value="5.763331">
                <text:p>5.763331</text:p>
              </table:table-cell>
              <table:table-cell office:value-type="float" office:value="5.76758">
                <text:p>5.76758</text:p>
              </table:table-cell>
              <table:table-cell office:value-type="float" office:value="5.786982">
                <text:p>5.78698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4.294203">
                <text:p>14.294203</text:p>
              </table:table-cell>
              <table:table-cell office:value-type="float" office:value="7.346323">
                <text:p>7.346323</text:p>
              </table:table-cell>
              <table:table-cell office:value-type="float" office:value="7.350694">
                <text:p>7.350694</text:p>
              </table:table-cell>
              <table:table-cell office:value-type="float" office:value="7.299891">
                <text:p>7.299891</text:p>
              </table:table-cell>
              <table:table-cell office:value-type="float" office:value="7.311378">
                <text:p>7.31137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4.901796">
                <text:p>14.901796</text:p>
              </table:table-cell>
              <table:table-cell office:value-type="float" office:value="7.691728">
                <text:p>7.691728</text:p>
              </table:table-cell>
              <table:table-cell office:value-type="float" office:value="7.614044">
                <text:p>7.614044</text:p>
              </table:table-cell>
              <table:table-cell office:value-type="float" office:value="7.729984">
                <text:p>7.729984</text:p>
              </table:table-cell>
              <table:table-cell office:value-type="float" office:value="7.628629">
                <text:p>7.62862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7.181436">
                <text:p>17.181436</text:p>
              </table:table-cell>
              <table:table-cell office:value-type="float" office:value="8.866012">
                <text:p>8.866012</text:p>
              </table:table-cell>
              <table:table-cell office:value-type="float" office:value="8.781855">
                <text:p>8.781855</text:p>
              </table:table-cell>
              <table:table-cell office:value-type="float" office:value="8.93629">
                <text:p>8.93629</text:p>
              </table:table-cell>
              <table:table-cell office:value-type="float" office:value="8.818819">
                <text:p>8.81881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9.758682">
                <text:p>19.758682</text:p>
              </table:table-cell>
              <table:table-cell office:value-type="float" office:value="10.175341">
                <text:p>10.175341</text:p>
              </table:table-cell>
              <table:table-cell office:value-type="float" office:value="10.095254">
                <text:p>10.095254</text:p>
              </table:table-cell>
              <table:table-cell office:value-type="float" office:value="10.100847">
                <text:p>10.100847</text:p>
              </table:table-cell>
              <table:table-cell office:value-type="float" office:value="10.179056">
                <text:p>10.17905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.496107">
                <text:p>22.496107</text:p>
              </table:table-cell>
              <table:table-cell office:value-type="float" office:value="11.588378">
                <text:p>11.588378</text:p>
              </table:table-cell>
              <table:table-cell office:value-type="float" office:value="11.550708">
                <text:p>11.550708</text:p>
              </table:table-cell>
              <table:table-cell office:value-type="float" office:value="11.47032">
                <text:p>11.47032</text:p>
              </table:table-cell>
              <table:table-cell office:value-type="float" office:value="11.587056">
                <text:p>11.587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13cm" xlink:href=".." xlink:type="simple" chart:class="chart:line" chart:style-name="ch1">
        <chart:title svg:x="6.528cm" svg:y="0.316cm" chart:style-name="ch2">
          <text:p>Speedup - DC</text:p>
        </chart:title>
        <chart:legend chart:legend-position="end" svg:x="13.361cm" svg:y="3.46cm" style:legend-expansion="high" chart:style-name="ch3"/>
        <chart:plot-area chart:style-name="ch4" table:cell-range-address="DC.A2:DC.A11 DC.D1:DC.D11 DC.G1:DC.G11 DC.J1:DC.J11 DC.M1:DC.M11" chart:data-source-has-labels="both" svg:x="0.32cm" svg:y="1.275cm" svg:width="12.721cm" svg:height="6.577cm">
          <chartooo:coordinate-region svg:x="1.232cm" svg:y="1.474cm" svg:width="11.252cm" svg:height="5.731cm"/>
          <chart:axis chart:dimension="x" chart:name="primary-x" chart:style-name="ch5" chartooo:axis-type="auto">
            <chartooo:date-scale/>
            <chart:title svg:x="6.53cm" svg:y="8.032cm" chart:style-name="ch6">
              <text:p>n</text:p>
            </chart:title>
            <chart:categories table:cell-range-address="DC.A2:DC.A1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DC.D2:DC.D11" chart:label-cell-address="DC.D1:DC.D1" chart:class="chart:line">
            <chart:data-point chart:repeated="10"/>
          </chart:series>
          <chart:series chart:style-name="ch9" chart:values-cell-range-address="DC.G2:DC.G11" chart:label-cell-address="DC.G1:DC.G1" chart:class="chart:line">
            <chart:data-point chart:repeated="10"/>
          </chart:series>
          <chart:series chart:style-name="ch10" chart:values-cell-range-address="DC.J2:DC.J11" chart:label-cell-address="DC.J1:DC.J1" chart:class="chart:line">
            <chart:data-point chart:repeated="10"/>
          </chart:series>
          <chart:series chart:style-name="ch11" chart:values-cell-range-address="DC.M2:DC.M11" chart:label-cell-address="DC.M1:DC.M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D2T</text:p>
                <draw:g>
                  <svg:desc>DC.D1:DC.D1</svg:desc>
                </draw:g>
              </table:table-cell>
              <table:table-cell office:value-type="string">
                <text:p>SPD4T</text:p>
                <draw:g>
                  <svg:desc>DC.G1:DC.G1</svg:desc>
                </draw:g>
              </table:table-cell>
              <table:table-cell office:value-type="string">
                <text:p>SPD8T</text:p>
                <draw:g>
                  <svg:desc>DC.J1:DC.J1</svg:desc>
                </draw:g>
              </table:table-cell>
              <table:table-cell office:value-type="string">
                <text:p>SPD16T</text:p>
                <draw:g>
                  <svg:desc>DC.M1:DC.M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C.A2:DC.A11</svg:desc>
                </draw:g>
              </table:table-cell>
              <table:table-cell office:value-type="float" office:value="1.92226190705013">
                <text:p>1.92226190705013</text:p>
                <draw:g>
                  <svg:desc>DC.D2:DC.D11</svg:desc>
                </draw:g>
              </table:table-cell>
              <table:table-cell office:value-type="float" office:value="1.93570697081885">
                <text:p>1.93570697081885</text:p>
                <draw:g>
                  <svg:desc>DC.G2:DC.G11</svg:desc>
                </draw:g>
              </table:table-cell>
              <table:table-cell office:value-type="float" office:value="1.92208222203391">
                <text:p>1.92208222203391</text:p>
                <draw:g>
                  <svg:desc>DC.J2:DC.J11</svg:desc>
                </draw:g>
              </table:table-cell>
              <table:table-cell office:value-type="float" office:value="1.92177666672781">
                <text:p>1.92177666672781</text:p>
                <draw:g>
                  <svg:desc>DC.M2:DC.M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93032292631783">
                <text:p>1.93032292631783</text:p>
              </table:table-cell>
              <table:table-cell office:value-type="float" office:value="1.90401991764482">
                <text:p>1.90401991764482</text:p>
              </table:table-cell>
              <table:table-cell office:value-type="float" office:value="1.92018850835636">
                <text:p>1.92018850835636</text:p>
              </table:table-cell>
              <table:table-cell office:value-type="float" office:value="1.91909855456025">
                <text:p>1.919098554560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94581418902765">
                <text:p>1.94581418902765</text:p>
              </table:table-cell>
              <table:table-cell office:value-type="float" office:value="1.95481710019804">
                <text:p>1.95481710019804</text:p>
              </table:table-cell>
              <table:table-cell office:value-type="float" office:value="1.95605783358915">
                <text:p>1.95605783358915</text:p>
              </table:table-cell>
              <table:table-cell office:value-type="float" office:value="1.92550151277837">
                <text:p>1.9255015127783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94026144129745">
                <text:p>1.94026144129745</text:p>
              </table:table-cell>
              <table:table-cell office:value-type="float" office:value="1.9403371161925">
                <text:p>1.9403371161925</text:p>
              </table:table-cell>
              <table:table-cell office:value-type="float" office:value="1.94142389850623">
                <text:p>1.94142389850623</text:p>
              </table:table-cell>
              <table:table-cell office:value-type="float" office:value="1.92928151283109">
                <text:p>1.9292815128310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93847259696952">
                <text:p>1.93847259696952</text:p>
              </table:table-cell>
              <table:table-cell office:value-type="float" office:value="1.95311877801223">
                <text:p>1.95311877801223</text:p>
              </table:table-cell>
              <table:table-cell office:value-type="float" office:value="1.95167990734416">
                <text:p>1.95167990734416</text:p>
              </table:table-cell>
              <table:table-cell office:value-type="float" office:value="1.94513651502631">
                <text:p>1.9451365150263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.94576293473619">
                <text:p>1.94576293473619</text:p>
              </table:table-cell>
              <table:table-cell office:value-type="float" office:value="1.94460591068">
                <text:p>1.94460591068</text:p>
              </table:table-cell>
              <table:table-cell office:value-type="float" office:value="1.95813923796944">
                <text:p>1.95813923796944</text:p>
              </table:table-cell>
              <table:table-cell office:value-type="float" office:value="1.95506278023103">
                <text:p>1.9550627802310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.93737948091768">
                <text:p>1.93737948091768</text:p>
              </table:table-cell>
              <table:table-cell office:value-type="float" office:value="1.95714603172769">
                <text:p>1.95714603172769</text:p>
              </table:table-cell>
              <table:table-cell office:value-type="float" office:value="1.92779131237529">
                <text:p>1.92779131237529</text:p>
              </table:table-cell>
              <table:table-cell office:value-type="float" office:value="1.95340420932778">
                <text:p>1.9534042093277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.93789902382266">
                <text:p>1.93789902382266</text:p>
              </table:table-cell>
              <table:table-cell office:value-type="float" office:value="1.95647001687001">
                <text:p>1.95647001687001</text:p>
              </table:table-cell>
              <table:table-cell office:value-type="float" office:value="1.92265873197938">
                <text:p>1.92265873197938</text:p>
              </table:table-cell>
              <table:table-cell office:value-type="float" office:value="1.94826949050661">
                <text:p>1.9482694905066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.94182013162999">
                <text:p>1.94182013162999</text:p>
              </table:table-cell>
              <table:table-cell office:value-type="float" office:value="1.95722485040991">
                <text:p>1.95722485040991</text:p>
              </table:table-cell>
              <table:table-cell office:value-type="float" office:value="1.9561411038104">
                <text:p>1.9561411038104</text:p>
              </table:table-cell>
              <table:table-cell office:value-type="float" office:value="1.94111143508789">
                <text:p>1.9411114350878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94126451518927">
                <text:p>1.94126451518927</text:p>
              </table:table-cell>
              <table:table-cell office:value-type="float" office:value="1.94759550669968">
                <text:p>1.94759550669968</text:p>
              </table:table-cell>
              <table:table-cell office:value-type="float" office:value="1.96124493475335">
                <text:p>1.96124493475335</text:p>
              </table:table-cell>
              <table:table-cell office:value-type="float" office:value="1.94148599954984">
                <text:p>1.941485999549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line" chart:style-name="ch1">
        <chart:title svg:x="6.422cm" svg:y="0.316cm" chart:style-name="ch2">
          <text:p>Eficiência - DC</text:p>
        </chart:title>
        <chart:legend chart:legend-position="end" svg:x="13.625cm" svg:y="3.461cm" style:legend-expansion="high" chart:style-name="ch3"/>
        <chart:plot-area chart:style-name="ch4" table:cell-range-address="DC.A2:DC.A11 DC.E1:DC.E11 DC.H1:DC.H11 DC.K1:DC.K11 DC.N1:DC.N11" chart:data-source-has-labels="both" svg:x="0.32cm" svg:y="1.275cm" svg:width="12.985cm" svg:height="6.578cm">
          <chartooo:coordinate-region svg:x="1.047cm" svg:y="1.475cm" svg:width="11.701cm" svg:height="5.731cm"/>
          <chart:axis chart:dimension="x" chart:name="primary-x" chart:style-name="ch5" chartooo:axis-type="auto">
            <chartooo:date-scale/>
            <chart:title svg:x="6.662cm" svg:y="8.033cm" chart:style-name="ch6">
              <text:p>n</text:p>
            </chart:title>
            <chart:categories table:cell-range-address="DC.A2:DC.A1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DC.E2:DC.E11" chart:label-cell-address="DC.E1:DC.E1" chart:class="chart:line">
            <chart:data-point chart:repeated="10"/>
          </chart:series>
          <chart:series chart:style-name="ch9" chart:values-cell-range-address="DC.H2:DC.H11" chart:label-cell-address="DC.H1:DC.H1" chart:class="chart:line">
            <chart:data-point chart:repeated="10"/>
          </chart:series>
          <chart:series chart:style-name="ch10" chart:values-cell-range-address="DC.K2:DC.K11" chart:label-cell-address="DC.K1:DC.K1" chart:class="chart:line">
            <chart:data-point chart:repeated="10"/>
          </chart:series>
          <chart:series chart:style-name="ch11" chart:values-cell-range-address="DC.N2:DC.N11" chart:label-cell-address="DC.N1:DC.N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2T</text:p>
                <draw:g>
                  <svg:desc>DC.E1:DC.E1</svg:desc>
                </draw:g>
              </table:table-cell>
              <table:table-cell office:value-type="string">
                <text:p>EF4T</text:p>
                <draw:g>
                  <svg:desc>DC.H1:DC.H1</svg:desc>
                </draw:g>
              </table:table-cell>
              <table:table-cell office:value-type="string">
                <text:p>EF8T</text:p>
                <draw:g>
                  <svg:desc>DC.K1:DC.K1</svg:desc>
                </draw:g>
              </table:table-cell>
              <table:table-cell office:value-type="string">
                <text:p>EF16T</text:p>
                <draw:g>
                  <svg:desc>DC.N1:DC.N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C.A2:DC.A11</svg:desc>
                </draw:g>
              </table:table-cell>
              <table:table-cell office:value-type="float" office:value="0.961130953525067">
                <text:p>0.961130953525067</text:p>
                <draw:g>
                  <svg:desc>DC.E2:DC.E11</svg:desc>
                </draw:g>
              </table:table-cell>
              <table:table-cell office:value-type="float" office:value="0.483926742704711">
                <text:p>0.483926742704711</text:p>
                <draw:g>
                  <svg:desc>DC.H2:DC.H11</svg:desc>
                </draw:g>
              </table:table-cell>
              <table:table-cell office:value-type="float" office:value="0.240260277754239">
                <text:p>0.240260277754239</text:p>
                <draw:g>
                  <svg:desc>DC.K2:DC.K11</svg:desc>
                </draw:g>
              </table:table-cell>
              <table:table-cell office:value-type="float" office:value="0.120111041670488">
                <text:p>0.120111041670488</text:p>
                <draw:g>
                  <svg:desc>DC.N2:DC.N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65161463158916">
                <text:p>0.965161463158916</text:p>
              </table:table-cell>
              <table:table-cell office:value-type="float" office:value="0.476004979411206">
                <text:p>0.476004979411206</text:p>
              </table:table-cell>
              <table:table-cell office:value-type="float" office:value="0.240023563544545">
                <text:p>0.240023563544545</text:p>
              </table:table-cell>
              <table:table-cell office:value-type="float" office:value="0.119943659660016">
                <text:p>0.11994365966001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972907094513825">
                <text:p>0.972907094513825</text:p>
              </table:table-cell>
              <table:table-cell office:value-type="float" office:value="0.488704275049511">
                <text:p>0.488704275049511</text:p>
              </table:table-cell>
              <table:table-cell office:value-type="float" office:value="0.244507229198643">
                <text:p>0.244507229198643</text:p>
              </table:table-cell>
              <table:table-cell office:value-type="float" office:value="0.120343844548648">
                <text:p>0.12034384454864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970130720648723">
                <text:p>0.970130720648723</text:p>
              </table:table-cell>
              <table:table-cell office:value-type="float" office:value="0.485084279048124">
                <text:p>0.485084279048124</text:p>
              </table:table-cell>
              <table:table-cell office:value-type="float" office:value="0.242677987313278">
                <text:p>0.242677987313278</text:p>
              </table:table-cell>
              <table:table-cell office:value-type="float" office:value="0.120580094551943">
                <text:p>0.12058009455194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969236298484762">
                <text:p>0.969236298484762</text:p>
              </table:table-cell>
              <table:table-cell office:value-type="float" office:value="0.488279694503057">
                <text:p>0.488279694503057</text:p>
              </table:table-cell>
              <table:table-cell office:value-type="float" office:value="0.243959988418019">
                <text:p>0.243959988418019</text:p>
              </table:table-cell>
              <table:table-cell office:value-type="float" office:value="0.121571032189145">
                <text:p>0.12157103218914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972881467368097">
                <text:p>0.972881467368097</text:p>
              </table:table-cell>
              <table:table-cell office:value-type="float" office:value="0.48615147767">
                <text:p>0.48615147767</text:p>
              </table:table-cell>
              <table:table-cell office:value-type="float" office:value="0.24476740474618">
                <text:p>0.24476740474618</text:p>
              </table:table-cell>
              <table:table-cell office:value-type="float" office:value="0.122191423764439">
                <text:p>0.12219142376443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968689740458841">
                <text:p>0.968689740458841</text:p>
              </table:table-cell>
              <table:table-cell office:value-type="float" office:value="0.489286507931922">
                <text:p>0.489286507931922</text:p>
              </table:table-cell>
              <table:table-cell office:value-type="float" office:value="0.240973914046911">
                <text:p>0.240973914046911</text:p>
              </table:table-cell>
              <table:table-cell office:value-type="float" office:value="0.122087763082986">
                <text:p>0.12208776308298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968949511911331">
                <text:p>0.968949511911331</text:p>
              </table:table-cell>
              <table:table-cell office:value-type="float" office:value="0.489117504217503">
                <text:p>0.489117504217503</text:p>
              </table:table-cell>
              <table:table-cell office:value-type="float" office:value="0.240332341497422">
                <text:p>0.240332341497422</text:p>
              </table:table-cell>
              <table:table-cell office:value-type="float" office:value="0.121766843156663">
                <text:p>0.12176684315666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970910065814993">
                <text:p>0.970910065814993</text:p>
              </table:table-cell>
              <table:table-cell office:value-type="float" office:value="0.489306212602476">
                <text:p>0.489306212602476</text:p>
              </table:table-cell>
              <table:table-cell office:value-type="float" office:value="0.2445176379763">
                <text:p>0.2445176379763</text:p>
              </table:table-cell>
              <table:table-cell office:value-type="float" office:value="0.121319464692993">
                <text:p>0.12131946469299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970632257594635">
                <text:p>0.970632257594635</text:p>
              </table:table-cell>
              <table:table-cell office:value-type="float" office:value="0.486898876674919">
                <text:p>0.486898876674919</text:p>
              </table:table-cell>
              <table:table-cell office:value-type="float" office:value="0.245155616844168">
                <text:p>0.245155616844168</text:p>
              </table:table-cell>
              <table:table-cell office:value-type="float" office:value="0.121342874971865">
                <text:p>0.121342874971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9.014cm" xlink:href=".." xlink:type="simple" chart:class="chart:line" chart:style-name="ch1">
        <chart:title svg:x="5.404cm" svg:y="0.316cm" chart:style-name="ch2">
          <text:p>Tempo de Execução - BF</text:p>
        </chart:title>
        <chart:legend chart:legend-position="end" svg:x="13.917cm" svg:y="3.212cm" style:legend-expansion="high" chart:style-name="ch3"/>
        <chart:plot-area chart:style-name="ch4" table:cell-range-address="BF.A1:BF.C11 BF.F1:BF.F11 BF.I1:BF.I11 BF.L1:BF.L11" chart:data-source-has-labels="both" svg:x="1.331cm" svg:y="1.275cm" svg:width="12.266cm" svg:height="6.578cm">
          <chartooo:coordinate-region svg:x="3.17cm" svg:y="1.475cm" svg:width="9.87cm" svg:height="5.731cm"/>
          <chart:axis chart:dimension="x" chart:name="primary-x" chart:style-name="ch5" chartooo:axis-type="auto">
            <chartooo:date-scale/>
            <chart:title svg:x="7.314cm" svg:y="8.033cm" chart:style-name="ch6">
              <text:p>n</text:p>
            </chart:title>
            <chart:categories table:cell-range-address="BF.A2:BF.A11"/>
          </chart:axis>
          <chart:axis chart:dimension="y" chart:name="primary-y" chart:style-name="ch7">
            <chart:title svg:x="0.451cm" svg:y="4.846cm" chart:style-name="ch8">
              <text:p>t(s)</text:p>
            </chart:title>
            <chart:grid chart:style-name="ch9" chart:class="major"/>
          </chart:axis>
          <chart:series chart:style-name="ch10" chart:values-cell-range-address="BF.B2:BF.B11" chart:label-cell-address="BF.B1:BF.B1" chart:class="chart:line">
            <chart:data-point chart:repeated="10"/>
          </chart:series>
          <chart:series chart:style-name="ch11" chart:values-cell-range-address="BF.C2:BF.C11" chart:label-cell-address="BF.C1:BF.C1" chart:class="chart:line">
            <chart:data-point chart:repeated="10"/>
          </chart:series>
          <chart:series chart:style-name="ch12" chart:values-cell-range-address="BF.F2:BF.F11" chart:label-cell-address="BF.F1:BF.F1" chart:class="chart:line">
            <chart:data-point chart:repeated="10"/>
          </chart:series>
          <chart:series chart:style-name="ch13" chart:values-cell-range-address="BF.I2:BF.I11" chart:label-cell-address="BF.I1:BF.I1" chart:class="chart:line">
            <chart:data-point chart:repeated="10"/>
          </chart:series>
          <chart:series chart:style-name="ch14" chart:values-cell-range-address="BF.L2:BF.L11" chart:label-cell-address="BF.L1:BF.L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BF.B1:BF.B1</svg:desc>
                </draw:g>
              </table:table-cell>
              <table:table-cell office:value-type="string">
                <text:p>2T</text:p>
                <draw:g>
                  <svg:desc>BF.C1:BF.C1</svg:desc>
                </draw:g>
              </table:table-cell>
              <table:table-cell office:value-type="string">
                <text:p>4T</text:p>
                <draw:g>
                  <svg:desc>BF.F1:BF.F1</svg:desc>
                </draw:g>
              </table:table-cell>
              <table:table-cell office:value-type="string">
                <text:p>8T</text:p>
                <draw:g>
                  <svg:desc>BF.I1:BF.I1</svg:desc>
                </draw:g>
              </table:table-cell>
              <table:table-cell office:value-type="string">
                <text:p>16T</text:p>
                <draw:g>
                  <svg:desc>BF.L1:BF.L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BF.A2:BF.A11</svg:desc>
                </draw:g>
              </table:table-cell>
              <table:table-cell office:value-type="float" office:value="0.675547">
                <text:p>0.675547</text:p>
                <draw:g>
                  <svg:desc>BF.B2:BF.B11</svg:desc>
                </draw:g>
              </table:table-cell>
              <table:table-cell office:value-type="float" office:value="0.384397">
                <text:p>0.384397</text:p>
                <draw:g>
                  <svg:desc>BF.C2:BF.C11</svg:desc>
                </draw:g>
              </table:table-cell>
              <table:table-cell office:value-type="float" office:value="0.190353">
                <text:p>0.190353</text:p>
                <draw:g>
                  <svg:desc>BF.F2:BF.F11</svg:desc>
                </draw:g>
              </table:table-cell>
              <table:table-cell office:value-type="float" office:value="0.101036">
                <text:p>0.101036</text:p>
                <draw:g>
                  <svg:desc>BF.I2:BF.I11</svg:desc>
                </draw:g>
              </table:table-cell>
              <table:table-cell office:value-type="float" office:value="0.097965">
                <text:p>0.097965</text:p>
                <draw:g>
                  <svg:desc>BF.L2:BF.L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689044">
                <text:p>2.689044</text:p>
              </table:table-cell>
              <table:table-cell office:value-type="float" office:value="1.528915">
                <text:p>1.528915</text:p>
              </table:table-cell>
              <table:table-cell office:value-type="float" office:value="0.758784">
                <text:p>0.758784</text:p>
              </table:table-cell>
              <table:table-cell office:value-type="float" office:value="0.40141">
                <text:p>0.40141</text:p>
              </table:table-cell>
              <table:table-cell office:value-type="float" office:value="0.371869">
                <text:p>0.37186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.06799">
                <text:p>6.06799</text:p>
              </table:table-cell>
              <table:table-cell office:value-type="float" office:value="3.435563">
                <text:p>3.435563</text:p>
              </table:table-cell>
              <table:table-cell office:value-type="float" office:value="1.706698">
                <text:p>1.706698</text:p>
              </table:table-cell>
              <table:table-cell office:value-type="float" office:value="0.901987">
                <text:p>0.901987</text:p>
              </table:table-cell>
              <table:table-cell office:value-type="float" office:value="0.83698">
                <text:p>0.8369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0.794453">
                <text:p>10.794453</text:p>
              </table:table-cell>
              <table:table-cell office:value-type="float" office:value="6.104675">
                <text:p>6.104675</text:p>
              </table:table-cell>
              <table:table-cell office:value-type="float" office:value="3.035264">
                <text:p>3.035264</text:p>
              </table:table-cell>
              <table:table-cell office:value-type="float" office:value="1.601984">
                <text:p>1.601984</text:p>
              </table:table-cell>
              <table:table-cell office:value-type="float" office:value="1.487008">
                <text:p>1.48700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7.02425">
                <text:p>17.02425</text:p>
              </table:table-cell>
              <table:table-cell office:value-type="float" office:value="9.535278">
                <text:p>9.535278</text:p>
              </table:table-cell>
              <table:table-cell office:value-type="float" office:value="4.747057">
                <text:p>4.747057</text:p>
              </table:table-cell>
              <table:table-cell office:value-type="float" office:value="2.502327">
                <text:p>2.502327</text:p>
              </table:table-cell>
              <table:table-cell office:value-type="float" office:value="2.324863">
                <text:p>2.32486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4.318298">
                <text:p>24.318298</text:p>
              </table:table-cell>
              <table:table-cell office:value-type="float" office:value="13.735965">
                <text:p>13.735965</text:p>
              </table:table-cell>
              <table:table-cell office:value-type="float" office:value="6.83719">
                <text:p>6.83719</text:p>
              </table:table-cell>
              <table:table-cell office:value-type="float" office:value="3.602055">
                <text:p>3.602055</text:p>
              </table:table-cell>
              <table:table-cell office:value-type="float" office:value="3.349808">
                <text:p>3.34980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3.225492">
                <text:p>33.225492</text:p>
              </table:table-cell>
              <table:table-cell office:value-type="float" office:value="18.698202">
                <text:p>18.698202</text:p>
              </table:table-cell>
              <table:table-cell office:value-type="float" office:value="9.306877">
                <text:p>9.306877</text:p>
              </table:table-cell>
              <table:table-cell office:value-type="float" office:value="4.903515">
                <text:p>4.903515</text:p>
              </table:table-cell>
              <table:table-cell office:value-type="float" office:value="4.557696">
                <text:p>4.55769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3.204502">
                <text:p>43.204502</text:p>
              </table:table-cell>
              <table:table-cell office:value-type="float" office:value="24.441053">
                <text:p>24.441053</text:p>
              </table:table-cell>
              <table:table-cell office:value-type="float" office:value="12.147611">
                <text:p>12.147611</text:p>
              </table:table-cell>
              <table:table-cell office:value-type="float" office:value="6.40499">
                <text:p>6.40499</text:p>
              </table:table-cell>
              <table:table-cell office:value-type="float" office:value="5.956416">
                <text:p>5.95641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4.661875">
                <text:p>54.661875</text:p>
              </table:table-cell>
              <table:table-cell office:value-type="float" office:value="30.809455">
                <text:p>30.809455</text:p>
              </table:table-cell>
              <table:table-cell office:value-type="float" office:value="15.372099">
                <text:p>15.372099</text:p>
              </table:table-cell>
              <table:table-cell office:value-type="float" office:value="8.105841">
                <text:p>8.105841</text:p>
              </table:table-cell>
              <table:table-cell office:value-type="float" office:value="7.551857">
                <text:p>7.55185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7.487661">
                <text:p>67.487661</text:p>
              </table:table-cell>
              <table:table-cell office:value-type="float" office:value="37.998588">
                <text:p>37.998588</text:p>
              </table:table-cell>
              <table:table-cell office:value-type="float" office:value="18.997494">
                <text:p>18.997494</text:p>
              </table:table-cell>
              <table:table-cell office:value-type="float" office:value="10.006551">
                <text:p>10.006551</text:p>
              </table:table-cell>
              <table:table-cell office:value-type="float" office:value="9.325171">
                <text:p>9.3251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14cm" xlink:href=".." xlink:type="simple" chart:class="chart:line" chart:style-name="ch1">
        <chart:title svg:x="6.568cm" svg:y="0.316cm" chart:style-name="ch2">
          <text:p>Speedup - BF</text:p>
        </chart:title>
        <chart:legend chart:legend-position="end" svg:x="13.362cm" svg:y="3.461cm" style:legend-expansion="high" chart:style-name="ch3"/>
        <chart:plot-area chart:style-name="ch4" table:cell-range-address="BF.A2:BF.A11 BF.D1:BF.D11 BF.G1:BF.G11 BF.J1:BF.J11 BF.M1:BF.M11" chart:data-source-has-labels="both" svg:x="0.32cm" svg:y="1.275cm" svg:width="12.722cm" svg:height="6.578cm">
          <chartooo:coordinate-region svg:x="0.783cm" svg:y="1.474cm" svg:width="11.702cm" svg:height="5.732cm"/>
          <chart:axis chart:dimension="x" chart:name="primary-x" chart:style-name="ch5" chartooo:axis-type="auto">
            <chartooo:date-scale/>
            <chart:title svg:x="6.531cm" svg:y="8.033cm" chart:style-name="ch6">
              <text:p>n</text:p>
            </chart:title>
            <chart:categories table:cell-range-address="BF.A2:BF.A1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BF.D2:BF.D11" chart:label-cell-address="BF.D1:BF.D1" chart:class="chart:line">
            <chart:data-point chart:repeated="10"/>
          </chart:series>
          <chart:series chart:style-name="ch9" chart:values-cell-range-address="BF.G2:BF.G11" chart:label-cell-address="BF.G1:BF.G1" chart:class="chart:line">
            <chart:data-point chart:repeated="10"/>
          </chart:series>
          <chart:series chart:style-name="ch10" chart:values-cell-range-address="BF.J2:BF.J11" chart:label-cell-address="BF.J1:BF.J1" chart:class="chart:line">
            <chart:data-point chart:repeated="10"/>
          </chart:series>
          <chart:series chart:style-name="ch11" chart:values-cell-range-address="BF.M2:BF.M11" chart:label-cell-address="BF.M1:BF.M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D2T</text:p>
                <draw:g>
                  <svg:desc>BF.D1:BF.D1</svg:desc>
                </draw:g>
              </table:table-cell>
              <table:table-cell office:value-type="string">
                <text:p>SPD4T</text:p>
                <draw:g>
                  <svg:desc>BF.G1:BF.G1</svg:desc>
                </draw:g>
              </table:table-cell>
              <table:table-cell office:value-type="string">
                <text:p>SPD8T</text:p>
                <draw:g>
                  <svg:desc>BF.J1:BF.J1</svg:desc>
                </draw:g>
              </table:table-cell>
              <table:table-cell office:value-type="string">
                <text:p>SPD16T</text:p>
                <draw:g>
                  <svg:desc>BF.M1:BF.M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BF.A2:BF.A11</svg:desc>
                </draw:g>
              </table:table-cell>
              <table:table-cell office:value-type="float" office:value="1.75742006311184">
                <text:p>1.75742006311184</text:p>
                <draw:g>
                  <svg:desc>BF.D2:BF.D11</svg:desc>
                </draw:g>
              </table:table-cell>
              <table:table-cell office:value-type="float" office:value="3.54891701207756">
                <text:p>3.54891701207756</text:p>
                <draw:g>
                  <svg:desc>BF.G2:BF.G11</svg:desc>
                </draw:g>
              </table:table-cell>
              <table:table-cell office:value-type="float" office:value="6.68620095807435">
                <text:p>6.68620095807435</text:p>
                <draw:g>
                  <svg:desc>BF.J2:BF.J11</svg:desc>
                </draw:g>
              </table:table-cell>
              <table:table-cell office:value-type="float" office:value="6.89579952023682">
                <text:p>6.89579952023682</text:p>
                <draw:g>
                  <svg:desc>BF.M2:BF.M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7587923462063">
                <text:p>1.7587923462063</text:p>
              </table:table-cell>
              <table:table-cell office:value-type="float" office:value="3.54388600708502">
                <text:p>3.54388600708502</text:p>
              </table:table-cell>
              <table:table-cell office:value-type="float" office:value="6.69899603896266">
                <text:p>6.69899603896266</text:p>
              </table:table-cell>
              <table:table-cell office:value-type="float" office:value="7.23115935988211">
                <text:p>7.2311593598821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76622870836599">
                <text:p>1.76622870836599</text:p>
              </table:table-cell>
              <table:table-cell office:value-type="float" office:value="3.5553976157469">
                <text:p>3.5553976157469</text:p>
              </table:table-cell>
              <table:table-cell office:value-type="float" office:value="6.72735859829465">
                <text:p>6.72735859829465</text:p>
              </table:table-cell>
              <table:table-cell office:value-type="float" office:value="7.2498626012569">
                <text:p>7.249862601256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76822730120768">
                <text:p>1.76822730120768</text:p>
              </table:table-cell>
              <table:table-cell office:value-type="float" office:value="3.55634732267111">
                <text:p>3.55634732267111</text:p>
              </table:table-cell>
              <table:table-cell office:value-type="float" office:value="6.73817778454716">
                <text:p>6.73817778454716</text:p>
              </table:table-cell>
              <table:table-cell office:value-type="float" office:value="7.25917614431126">
                <text:p>7.2591761443112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78539629363717">
                <text:p>1.78539629363717</text:p>
              </table:table-cell>
              <table:table-cell office:value-type="float" office:value="3.58627461182792">
                <text:p>3.58627461182792</text:p>
              </table:table-cell>
              <table:table-cell office:value-type="float" office:value="6.80336742560025">
                <text:p>6.80336742560025</text:p>
              </table:table-cell>
              <table:table-cell office:value-type="float" office:value="7.32268955202952">
                <text:p>7.3226895520295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.77041059728967">
                <text:p>1.77041059728967</text:p>
              </table:table-cell>
              <table:table-cell office:value-type="float" office:value="3.55676791196383">
                <text:p>3.55676791196383</text:p>
              </table:table-cell>
              <table:table-cell office:value-type="float" office:value="6.75122895125144">
                <text:p>6.75122895125144</text:p>
              </table:table-cell>
              <table:table-cell office:value-type="float" office:value="7.25960950597766">
                <text:p>7.2596095059776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.77693512991249">
                <text:p>1.77693512991249</text:p>
              </table:table-cell>
              <table:table-cell office:value-type="float" office:value="3.56999367242094">
                <text:p>3.56999367242094</text:p>
              </table:table-cell>
              <table:table-cell office:value-type="float" office:value="6.77585201635969">
                <text:p>6.77585201635969</text:p>
              </table:table-cell>
              <table:table-cell office:value-type="float" office:value="7.2899754612857">
                <text:p>7.28997546128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.76770215260365">
                <text:p>1.76770215260365</text:p>
              </table:table-cell>
              <table:table-cell office:value-type="float" office:value="3.55662541383651">
                <text:p>3.55662541383651</text:p>
              </table:table-cell>
              <table:table-cell office:value-type="float" office:value="6.74544409905402">
                <text:p>6.74544409905402</text:p>
              </table:table-cell>
              <table:table-cell office:value-type="float" office:value="7.2534393165286">
                <text:p>7.253439316528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.77419155905225">
                <text:p>1.77419155905225</text:p>
              </table:table-cell>
              <table:table-cell office:value-type="float" office:value="3.55591484285913">
                <text:p>3.55591484285913</text:p>
              </table:table-cell>
              <table:table-cell office:value-type="float" office:value="6.74351680473377">
                <text:p>6.74351680473377</text:p>
              </table:table-cell>
              <table:table-cell office:value-type="float" office:value="7.23820313334853">
                <text:p>7.2382031333485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7605707348915">
                <text:p>1.77605707348915</text:p>
              </table:table-cell>
              <table:table-cell office:value-type="float" office:value="3.55245070744594">
                <text:p>3.55245070744594</text:p>
              </table:table-cell>
              <table:table-cell office:value-type="float" office:value="6.74434787770532">
                <text:p>6.74434787770532</text:p>
              </table:table-cell>
              <table:table-cell office:value-type="float" office:value="7.23714996754483">
                <text:p>7.237149967544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14cm" xlink:href=".." xlink:type="simple" chart:class="chart:line" chart:style-name="ch1">
        <chart:title svg:x="6.463cm" svg:y="0.316cm" chart:style-name="ch2">
          <text:p>Eficiência - BF</text:p>
        </chart:title>
        <chart:legend chart:legend-position="end" svg:x="13.626cm" svg:y="3.461cm" style:legend-expansion="high" chart:style-name="ch3"/>
        <chart:plot-area chart:style-name="ch4" table:cell-range-address="BF.A2:BF.A11 BF.E1:BF.E11 BF.H1:BF.H11 BF.K1:BF.K11 BF.N1:BF.N11" chart:data-source-has-labels="both" svg:x="0.32cm" svg:y="1.275cm" svg:width="12.986cm" svg:height="6.578cm">
          <chartooo:coordinate-region svg:x="1.047cm" svg:y="1.474cm" svg:width="11.702cm" svg:height="5.732cm"/>
          <chart:axis chart:dimension="x" chart:name="primary-x" chart:style-name="ch5" chartooo:axis-type="auto">
            <chartooo:date-scale/>
            <chart:title svg:x="6.663cm" svg:y="8.033cm" chart:style-name="ch6">
              <text:p>n</text:p>
            </chart:title>
            <chart:categories table:cell-range-address="BF.A2:BF.A1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BF.E2:BF.E11" chart:label-cell-address="BF.E1:BF.E1" chart:class="chart:line">
            <chart:data-point chart:repeated="10"/>
          </chart:series>
          <chart:series chart:style-name="ch9" chart:values-cell-range-address="BF.H2:BF.H11" chart:label-cell-address="BF.H1:BF.H1" chart:class="chart:line">
            <chart:data-point chart:repeated="10"/>
          </chart:series>
          <chart:series chart:style-name="ch10" chart:values-cell-range-address="BF.K2:BF.K11" chart:label-cell-address="BF.K1:BF.K1" chart:class="chart:line">
            <chart:data-point chart:repeated="10"/>
          </chart:series>
          <chart:series chart:style-name="ch11" chart:values-cell-range-address="BF.N2:BF.N11" chart:label-cell-address="BF.N1:BF.N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2T</text:p>
                <draw:g>
                  <svg:desc>BF.E1:BF.E1</svg:desc>
                </draw:g>
              </table:table-cell>
              <table:table-cell office:value-type="string">
                <text:p>EF4T</text:p>
                <draw:g>
                  <svg:desc>BF.H1:BF.H1</svg:desc>
                </draw:g>
              </table:table-cell>
              <table:table-cell office:value-type="string">
                <text:p>EF8T</text:p>
                <draw:g>
                  <svg:desc>BF.K1:BF.K1</svg:desc>
                </draw:g>
              </table:table-cell>
              <table:table-cell office:value-type="string">
                <text:p>EF16T</text:p>
                <draw:g>
                  <svg:desc>BF.N1:BF.N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BF.A2:BF.A11</svg:desc>
                </draw:g>
              </table:table-cell>
              <table:table-cell office:value-type="float" office:value="0.878710031555917">
                <text:p>0.878710031555917</text:p>
                <draw:g>
                  <svg:desc>BF.E2:BF.E11</svg:desc>
                </draw:g>
              </table:table-cell>
              <table:table-cell office:value-type="float" office:value="0.88722925301939">
                <text:p>0.88722925301939</text:p>
                <draw:g>
                  <svg:desc>BF.H2:BF.H11</svg:desc>
                </draw:g>
              </table:table-cell>
              <table:table-cell office:value-type="float" office:value="0.835775119759294">
                <text:p>0.835775119759294</text:p>
                <draw:g>
                  <svg:desc>BF.K2:BF.K11</svg:desc>
                </draw:g>
              </table:table-cell>
              <table:table-cell office:value-type="float" office:value="0.430987470014801">
                <text:p>0.430987470014801</text:p>
                <draw:g>
                  <svg:desc>BF.N2:BF.N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79396173103148">
                <text:p>0.879396173103148</text:p>
              </table:table-cell>
              <table:table-cell office:value-type="float" office:value="0.885971501771255">
                <text:p>0.885971501771255</text:p>
              </table:table-cell>
              <table:table-cell office:value-type="float" office:value="0.837374504870332">
                <text:p>0.837374504870332</text:p>
              </table:table-cell>
              <table:table-cell office:value-type="float" office:value="0.451947459992632">
                <text:p>0.45194745999263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883114354182997">
                <text:p>0.883114354182997</text:p>
              </table:table-cell>
              <table:table-cell office:value-type="float" office:value="0.888849403936725">
                <text:p>0.888849403936725</text:p>
              </table:table-cell>
              <table:table-cell office:value-type="float" office:value="0.840919824786832">
                <text:p>0.840919824786832</text:p>
              </table:table-cell>
              <table:table-cell office:value-type="float" office:value="0.453116412578556">
                <text:p>0.45311641257855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88411365060384">
                <text:p>0.88411365060384</text:p>
              </table:table-cell>
              <table:table-cell office:value-type="float" office:value="0.889086830667777">
                <text:p>0.889086830667777</text:p>
              </table:table-cell>
              <table:table-cell office:value-type="float" office:value="0.842272223068395">
                <text:p>0.842272223068395</text:p>
              </table:table-cell>
              <table:table-cell office:value-type="float" office:value="0.453698509019454">
                <text:p>0.45369850901945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892698146818582">
                <text:p>0.892698146818582</text:p>
              </table:table-cell>
              <table:table-cell office:value-type="float" office:value="0.896568652956979">
                <text:p>0.896568652956979</text:p>
              </table:table-cell>
              <table:table-cell office:value-type="float" office:value="0.850420928200031">
                <text:p>0.850420928200031</text:p>
              </table:table-cell>
              <table:table-cell office:value-type="float" office:value="0.457668097001845">
                <text:p>0.45766809700184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885205298644835">
                <text:p>0.885205298644835</text:p>
              </table:table-cell>
              <table:table-cell office:value-type="float" office:value="0.889191977990958">
                <text:p>0.889191977990958</text:p>
              </table:table-cell>
              <table:table-cell office:value-type="float" office:value="0.84390361890643">
                <text:p>0.84390361890643</text:p>
              </table:table-cell>
              <table:table-cell office:value-type="float" office:value="0.453725594123603">
                <text:p>0.45372559412360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888467564956246">
                <text:p>0.888467564956246</text:p>
              </table:table-cell>
              <table:table-cell office:value-type="float" office:value="0.892498418105236">
                <text:p>0.892498418105236</text:p>
              </table:table-cell>
              <table:table-cell office:value-type="float" office:value="0.846981502044962">
                <text:p>0.846981502044962</text:p>
              </table:table-cell>
              <table:table-cell office:value-type="float" office:value="0.455623466330356">
                <text:p>0.45562346633035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883851076301827">
                <text:p>0.883851076301827</text:p>
              </table:table-cell>
              <table:table-cell office:value-type="float" office:value="0.889156353459129">
                <text:p>0.889156353459129</text:p>
              </table:table-cell>
              <table:table-cell office:value-type="float" office:value="0.843180512381752">
                <text:p>0.843180512381752</text:p>
              </table:table-cell>
              <table:table-cell office:value-type="float" office:value="0.453339957283037">
                <text:p>0.45333995728303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887095779526123">
                <text:p>0.887095779526123</text:p>
              </table:table-cell>
              <table:table-cell office:value-type="float" office:value="0.888978710714783">
                <text:p>0.888978710714783</text:p>
              </table:table-cell>
              <table:table-cell office:value-type="float" office:value="0.842939600591721">
                <text:p>0.842939600591721</text:p>
              </table:table-cell>
              <table:table-cell office:value-type="float" office:value="0.452387695834283">
                <text:p>0.45238769583428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888028536744576">
                <text:p>0.888028536744576</text:p>
              </table:table-cell>
              <table:table-cell office:value-type="float" office:value="0.888112676861485">
                <text:p>0.888112676861485</text:p>
              </table:table-cell>
              <table:table-cell office:value-type="float" office:value="0.843043484713165">
                <text:p>0.843043484713165</text:p>
              </table:table-cell>
              <table:table-cell office:value-type="float" office:value="0.452321872971552">
                <text:p>0.4523218729715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